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15%" fo:text-indent="1.27cm" style:auto-text-indent="false"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master-page-name="Standard">
      <style:paragraph-properties fo:margin-left="0cm" fo:margin-right="0cm" fo:line-height="115%" fo:text-indent="1.27cm" style:auto-text-indent="false" style:page-number="auto"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color="#252525" fo:background-color="#ffffff" loext:char-shading-value="0"/>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images6.fanpop.com/image/photos/36900000/Vinyl-Scratch-Wallpaper-my-little-pony-friendship-is-magic-36973373-1920-1080.jpg" text:style-name="Internet_20_link" text:visited-style-name="Visited_20_Internet_20_Link">http</text:a><text:a xlink:type="simple" xlink:href="http://images6.fanpop.com/image/photos/36900000/Vinyl-Scratch-Wallpaper-my-little-pony-friendship-is-magic-36973373-1920-1080.jpg" text:style-name="Internet_20_link" text:visited-style-name="Visited_20_Internet_20_Link">://</text:a><text:a xlink:type="simple" xlink:href="http://images6.fanpop.com/image/photos/36900000/Vinyl-Scratch-Wallpaper-my-little-pony-friendship-is-magic-36973373-1920-1080.jpg" text:style-name="Internet_20_link" text:visited-style-name="Visited_20_Internet_20_Link">images</text:a><text:a xlink:type="simple" xlink:href="http://images6.fanpop.com/image/photos/36900000/Vinyl-Scratch-Wallpaper-my-little-pony-friendship-is-magic-36973373-1920-1080.jpg" text:style-name="Internet_20_link" text:visited-style-name="Visited_20_Internet_20_Link">6.</text:a><text:a xlink:type="simple" xlink:href="http://images6.fanpop.com/image/photos/36900000/Vinyl-Scratch-Wallpaper-my-little-pony-friendship-is-magic-36973373-1920-1080.jpg" text:style-name="Internet_20_link" text:visited-style-name="Visited_20_Internet_20_Link">fanpop</text:a><text:a xlink:type="simple" xlink:href="http://images6.fanpop.com/image/photos/36900000/Vinyl-Scratch-Wallpaper-my-little-pony-friendship-is-magic-36973373-1920-1080.jpg" text:style-name="Internet_20_link" text:visited-style-name="Visited_20_Internet_20_Link">.</text:a><text:a xlink:type="simple" xlink:href="http://images6.fanpop.com/image/photos/36900000/Vinyl-Scratch-Wallpaper-my-little-pony-friendship-is-magic-36973373-1920-1080.jpg" text:style-name="Internet_20_link" text:visited-style-name="Visited_20_Internet_20_Link">com</text:a><text:a xlink:type="simple" xlink:href="http://images6.fanpop.com/image/photos/36900000/Vinyl-Scratch-Wallpaper-my-little-pony-friendship-is-magic-36973373-1920-1080.jpg" text:style-name="Internet_20_link" text:visited-style-name="Visited_20_Internet_20_Link">/</text:a><text:a xlink:type="simple" xlink:href="http://images6.fanpop.com/image/photos/36900000/Vinyl-Scratch-Wallpaper-my-little-pony-friendship-is-magic-36973373-1920-1080.jpg" text:style-name="Internet_20_link" text:visited-style-name="Visited_20_Internet_20_Link">image</text:a><text:a xlink:type="simple" xlink:href="http://images6.fanpop.com/image/photos/36900000/Vinyl-Scratch-Wallpaper-my-little-pony-friendship-is-magic-36973373-1920-1080.jpg" text:style-name="Internet_20_link" text:visited-style-name="Visited_20_Internet_20_Link">/</text:a><text:a xlink:type="simple" xlink:href="http://images6.fanpop.com/image/photos/36900000/Vinyl-Scratch-Wallpaper-my-little-pony-friendship-is-magic-36973373-1920-1080.jpg" text:style-name="Internet_20_link" text:visited-style-name="Visited_20_Internet_20_Link">photos</text:a><text:a xlink:type="simple" xlink:href="http://images6.fanpop.com/image/photos/36900000/Vinyl-Scratch-Wallpaper-my-little-pony-friendship-is-magic-36973373-1920-1080.jpg" text:style-name="Internet_20_link" text:visited-style-name="Visited_20_Internet_20_Link">/36900000/</text:a><text:a xlink:type="simple" xlink:href="http://images6.fanpop.com/image/photos/36900000/Vinyl-Scratch-Wallpaper-my-little-pony-friendship-is-magic-36973373-1920-1080.jpg" text:style-name="Internet_20_link" text:visited-style-name="Visited_20_Internet_20_Link">Vinyl</text:a><text:a xlink:type="simple" xlink:href="http://images6.fanpop.com/image/photos/36900000/Vinyl-Scratch-Wallpaper-my-little-pony-friendship-is-magic-36973373-1920-1080.jpg" text:style-name="Internet_20_link" text:visited-style-name="Visited_20_Internet_20_Link">-</text:a><text:a xlink:type="simple" xlink:href="http://images6.fanpop.com/image/photos/36900000/Vinyl-Scratch-Wallpaper-my-little-pony-friendship-is-magic-36973373-1920-1080.jpg" text:style-name="Internet_20_link" text:visited-style-name="Visited_20_Internet_20_Link">Scratch</text:a><text:a xlink:type="simple" xlink:href="http://images6.fanpop.com/image/photos/36900000/Vinyl-Scratch-Wallpaper-my-little-pony-friendship-is-magic-36973373-1920-1080.jpg" text:style-name="Internet_20_link" text:visited-style-name="Visited_20_Internet_20_Link">-</text:a><text:a xlink:type="simple" xlink:href="http://images6.fanpop.com/image/photos/36900000/Vinyl-Scratch-Wallpaper-my-little-pony-friendship-is-magic-36973373-1920-1080.jpg" text:style-name="Internet_20_link" text:visited-style-name="Visited_20_Internet_20_Link">Wallpaper</text:a><text:a xlink:type="simple" xlink:href="http://images6.fanpop.com/image/photos/36900000/Vinyl-Scratch-Wallpaper-my-little-pony-friendship-is-magic-36973373-1920-1080.jpg" text:style-name="Internet_20_link" text:visited-style-name="Visited_20_Internet_20_Link">-</text:a><text:a xlink:type="simple" xlink:href="http://images6.fanpop.com/image/photos/36900000/Vinyl-Scratch-Wallpaper-my-little-pony-friendship-is-magic-36973373-1920-1080.jpg" text:style-name="Internet_20_link" text:visited-style-name="Visited_20_Internet_20_Link">my</text:a><text:a xlink:type="simple" xlink:href="http://images6.fanpop.com/image/photos/36900000/Vinyl-Scratch-Wallpaper-my-little-pony-friendship-is-magic-36973373-1920-1080.jpg" text:style-name="Internet_20_link" text:visited-style-name="Visited_20_Internet_20_Link">-</text:a><text:a xlink:type="simple" xlink:href="http://images6.fanpop.com/image/photos/36900000/Vinyl-Scratch-Wallpaper-my-little-pony-friendship-is-magic-36973373-1920-1080.jpg" text:style-name="Internet_20_link" text:visited-style-name="Visited_20_Internet_20_Link">little</text:a><text:a xlink:type="simple" xlink:href="http://images6.fanpop.com/image/photos/36900000/Vinyl-Scratch-Wallpaper-my-little-pony-friendship-is-magic-36973373-1920-1080.jpg" text:style-name="Internet_20_link" text:visited-style-name="Visited_20_Internet_20_Link">-</text:a><text:a xlink:type="simple" xlink:href="http://images6.fanpop.com/image/photos/36900000/Vinyl-Scratch-Wallpaper-my-little-pony-friendship-is-magic-36973373-1920-1080.jpg" text:style-name="Internet_20_link" text:visited-style-name="Visited_20_Internet_20_Link">pony</text:a><text:a xlink:type="simple" xlink:href="http://images6.fanpop.com/image/photos/36900000/Vinyl-Scratch-Wallpaper-my-little-pony-friendship-is-magic-36973373-1920-1080.jpg" text:style-name="Internet_20_link" text:visited-style-name="Visited_20_Internet_20_Link">-</text:a><text:a xlink:type="simple" xlink:href="http://images6.fanpop.com/image/photos/36900000/Vinyl-Scratch-Wallpaper-my-little-pony-friendship-is-magic-36973373-1920-1080.jpg" text:style-name="Internet_20_link" text:visited-style-name="Visited_20_Internet_20_Link">friendship</text:a><text:a xlink:type="simple" xlink:href="http://images6.fanpop.com/image/photos/36900000/Vinyl-Scratch-Wallpaper-my-little-pony-friendship-is-magic-36973373-1920-1080.jpg" text:style-name="Internet_20_link" text:visited-style-name="Visited_20_Internet_20_Link">-</text:a><text:a xlink:type="simple" xlink:href="http://images6.fanpop.com/image/photos/36900000/Vinyl-Scratch-Wallpaper-my-little-pony-friendship-is-magic-36973373-1920-1080.jpg" text:style-name="Internet_20_link" text:visited-style-name="Visited_20_Internet_20_Link">is</text:a><text:a xlink:type="simple" xlink:href="http://images6.fanpop.com/image/photos/36900000/Vinyl-Scratch-Wallpaper-my-little-pony-friendship-is-magic-36973373-1920-1080.jpg" text:style-name="Internet_20_link" text:visited-style-name="Visited_20_Internet_20_Link">-</text:a><text:a xlink:type="simple" xlink:href="http://images6.fanpop.com/image/photos/36900000/Vinyl-Scratch-Wallpaper-my-little-pony-friendship-is-magic-36973373-1920-1080.jpg" text:style-name="Internet_20_link" text:visited-style-name="Visited_20_Internet_20_Link">magic</text:a><text:a xlink:type="simple" xlink:href="http://images6.fanpop.com/image/photos/36900000/Vinyl-Scratch-Wallpaper-my-little-pony-friendship-is-magic-36973373-1920-1080.jpg" text:style-name="Internet_20_link" text:visited-style-name="Visited_20_Internet_20_Link">-36973373-1920-1080.</text:a><text:a xlink:type="simple" xlink:href="http://images6.fanpop.com/image/photos/36900000/Vinyl-Scratch-Wallpaper-my-little-pony-friendship-is-magic-36973373-1920-1080.jpg" text:style-name="Internet_20_link" text:visited-style-name="Visited_20_Internet_20_Link">jpg</text:a></text:p>
      <text:p text:style-name="P1"/>
      <text:p text:style-name="P1">I: Witamy was w pierwszej odsłonie przeglądu muzycznego w Equestria Times. Tym razem specjalnie dla was wyselekcjonowaliśmy ponad 30 utworów, które opatrzyliśmy stosownym bełkot… to jest, krótkim komentarzem. Wszystkie znamiona profesjonalizmu oraz ekspertyzmu są niezamierzone, przypadkowe i nie są wzorowane na postaciach realnych.</text:p>
      <text:p text:style-name="P1"/>
      <text:p text:style-name="P1">W muzyce przez ten czas wiele się działo <text:span text:style-name="T2">–</text:span> w skrócie żyje ona i ma się całkiem dobrze. Na uwagę zasługują takie albumy jak <text:span text:style-name="T3">Equestrian Bullshit</text:span> Juliana Moona, Immortal BlackGryph0na &amp; Bassika, <text:span text:style-name="T3">The Pink Side of The Moon</text:span> 4everfreebronyego, mini EPka <text:span text:style-name="T3">24 Hours of Pain</text:span> będąca collabem Davhorsa, Mumble i Glaze’a oraz wiele, wiele innych.</text:p>
      <text:p text:style-name="P1"/>
      <text:p text:style-name="P1">K: <text:span text:style-name="T3">Ja natomiast chciałbym tylko zaznaczyć, że cały ten przegląd został stworzony dzięki pracy Irwina, Mnie i pewnego randoma, którego nicku zapomniałem, ale który lubił słuchać metalu. Tymi słowami zapraszamy do lektury i słuchania!</text:span></text:p>
      <text:p text:style-name="P2"/>
      <text:p text:style-name="P2">1. I: Sprocket Doggingsworth <text:s/><text:span text:style-name="T2">–</text:span> <text:span text:style-name="T3">The Moon is Cold</text:span></text:p>
      <text:p text:style-name="P2"><text:a xlink:type="simple" xlink:href="https://www.youtube.com/watch?v=pSMGMTihX1I" text:style-name="Internet_20_link" text:visited-style-name="Visited_20_Internet_20_Link">https</text:a><text:a xlink:type="simple" xlink:href="https://www.youtube.com/watch?v=pSMGMTihX1I" text:style-name="Internet_20_link" text:visited-style-name="Visited_20_Internet_20_Link">://</text:a><text:a xlink:type="simple" xlink:href="https://www.youtube.com/watch?v=pSMGMTihX1I" text:style-name="Internet_20_link" text:visited-style-name="Visited_20_Internet_20_Link">www</text:a><text:a xlink:type="simple" xlink:href="https://www.youtube.com/watch?v=pSMGMTihX1I" text:style-name="Internet_20_link" text:visited-style-name="Visited_20_Internet_20_Link">.</text:a><text:a xlink:type="simple" xlink:href="https://www.youtube.com/watch?v=pSMGMTihX1I" text:style-name="Internet_20_link" text:visited-style-name="Visited_20_Internet_20_Link">youtube</text:a><text:a xlink:type="simple" xlink:href="https://www.youtube.com/watch?v=pSMGMTihX1I" text:style-name="Internet_20_link" text:visited-style-name="Visited_20_Internet_20_Link">.</text:a><text:a xlink:type="simple" xlink:href="https://www.youtube.com/watch?v=pSMGMTihX1I" text:style-name="Internet_20_link" text:visited-style-name="Visited_20_Internet_20_Link">com</text:a><text:a xlink:type="simple" xlink:href="https://www.youtube.com/watch?v=pSMGMTihX1I" text:style-name="Internet_20_link" text:visited-style-name="Visited_20_Internet_20_Link">/</text:a><text:a xlink:type="simple" xlink:href="https://www.youtube.com/watch?v=pSMGMTihX1I" text:style-name="Internet_20_link" text:visited-style-name="Visited_20_Internet_20_Link">watch</text:a><text:a xlink:type="simple" xlink:href="https://www.youtube.com/watch?v=pSMGMTihX1I" text:style-name="Internet_20_link" text:visited-style-name="Visited_20_Internet_20_Link">?</text:a><text:a xlink:type="simple" xlink:href="https://www.youtube.com/watch?v=pSMGMTihX1I" text:style-name="Internet_20_link" text:visited-style-name="Visited_20_Internet_20_Link">v</text:a><text:a xlink:type="simple" xlink:href="https://www.youtube.com/watch?v=pSMGMTihX1I" text:style-name="Internet_20_link" text:visited-style-name="Visited_20_Internet_20_Link">=</text:a><text:a xlink:type="simple" xlink:href="https://www.youtube.com/watch?v=pSMGMTihX1I" text:style-name="Internet_20_link" text:visited-style-name="Visited_20_Internet_20_Link">pSMGMTihX</text:a><text:a xlink:type="simple" xlink:href="https://www.youtube.com/watch?v=pSMGMTihX1I" text:style-name="Internet_20_link" text:visited-style-name="Visited_20_Internet_20_Link">1</text:a><text:a xlink:type="simple" xlink:href="https://www.youtube.com/watch?v=pSMGMTihX1I" text:style-name="Internet_20_link" text:visited-style-name="Visited_20_Internet_20_Link">I</text:a> </text:p>
      <text:p text:style-name="P2">[Trip Hop Blues]</text:p>
      <text:p text:style-name="P2">Dobry kawał klasycznego, akustycznego bluesa o Nightmare Moon, z głębokim bassem i niemalże idealnym wokalem. </text:p>
      <text:p text:style-name="P2"/>
      <text:p text:style-name="P2">2. I: Slyphstorm + 4everfreebrony + Midnight Melody – <text:span text:style-name="T3">Soldiers of the Night</text:span> </text:p>
      <text:p text:style-name="P2"><text:a xlink:type="simple" xlink:href="https://www.youtube.com/watch?v=AfMYKSdZdAY" text:style-name="Internet_20_link" text:visited-style-name="Visited_20_Internet_20_Link">https</text:a><text:a xlink:type="simple" xlink:href="https://www.youtube.com/watch?v=AfMYKSdZdAY" text:style-name="Internet_20_link" text:visited-style-name="Visited_20_Internet_20_Link">://</text:a><text:a xlink:type="simple" xlink:href="https://www.youtube.com/watch?v=AfMYKSdZdAY" text:style-name="Internet_20_link" text:visited-style-name="Visited_20_Internet_20_Link">www</text:a><text:a xlink:type="simple" xlink:href="https://www.youtube.com/watch?v=AfMYKSdZdAY" text:style-name="Internet_20_link" text:visited-style-name="Visited_20_Internet_20_Link">.</text:a><text:a xlink:type="simple" xlink:href="https://www.youtube.com/watch?v=AfMYKSdZdAY" text:style-name="Internet_20_link" text:visited-style-name="Visited_20_Internet_20_Link">youtube</text:a><text:a xlink:type="simple" xlink:href="https://www.youtube.com/watch?v=AfMYKSdZdAY" text:style-name="Internet_20_link" text:visited-style-name="Visited_20_Internet_20_Link">.</text:a><text:a xlink:type="simple" xlink:href="https://www.youtube.com/watch?v=AfMYKSdZdAY" text:style-name="Internet_20_link" text:visited-style-name="Visited_20_Internet_20_Link">com</text:a><text:a xlink:type="simple" xlink:href="https://www.youtube.com/watch?v=AfMYKSdZdAY" text:style-name="Internet_20_link" text:visited-style-name="Visited_20_Internet_20_Link">/</text:a><text:a xlink:type="simple" xlink:href="https://www.youtube.com/watch?v=AfMYKSdZdAY" text:style-name="Internet_20_link" text:visited-style-name="Visited_20_Internet_20_Link">watch</text:a><text:a xlink:type="simple" xlink:href="https://www.youtube.com/watch?v=AfMYKSdZdAY" text:style-name="Internet_20_link" text:visited-style-name="Visited_20_Internet_20_Link">?</text:a><text:a xlink:type="simple" xlink:href="https://www.youtube.com/watch?v=AfMYKSdZdAY" text:style-name="Internet_20_link" text:visited-style-name="Visited_20_Internet_20_Link">v</text:a><text:a xlink:type="simple" xlink:href="https://www.youtube.com/watch?v=AfMYKSdZdAY" text:style-name="Internet_20_link" text:visited-style-name="Visited_20_Internet_20_Link">=</text:a><text:a xlink:type="simple" xlink:href="https://www.youtube.com/watch?v=AfMYKSdZdAY" text:style-name="Internet_20_link" text:visited-style-name="Visited_20_Internet_20_Link">AfMYKSdZdAY</text:a> </text:p>
      <text:p text:style-name="P2">[Elektonika]</text:p>
      <text:p text:style-name="P2">Odpowiedź lunarnych na<text:span text:style-name="T3"> Raise the Sun</text:span>, będąca elektroniką z elementami żywych instrumentów. Znacznie bardziej dynamiczna niż wymieniony kawałek, odznacza się także, summa summarum, znacznie mniejszą ilością patosu. Na wyraźną pochwałę zasługuje ścieżka perkusyjna, przywodząca na myśl piosenkę marszową, oraz śpiew gościnnie występującego 4everfreebronyego.</text:p>
      <text:p text:style-name="P2"/>
      <text:p text:style-name="P2">3. I: Feather – <text:span text:style-name="T3">City Slicker </text:span></text:p>
      <text:p text:style-name="P2"><text:a xlink:type="simple" xlink:href="https://www.youtube.com/watch?v=6wKhcdbJH0g" text:style-name="Internet_20_link" text:visited-style-name="Visited_20_Internet_20_Link">https</text:a><text:a xlink:type="simple" xlink:href="https://www.youtube.com/watch?v=6wKhcdbJH0g" text:style-name="Internet_20_link" text:visited-style-name="Visited_20_Internet_20_Link">://</text:a><text:a xlink:type="simple" xlink:href="https://www.youtube.com/watch?v=6wKhcdbJH0g" text:style-name="Internet_20_link" text:visited-style-name="Visited_20_Internet_20_Link">www</text:a><text:a xlink:type="simple" xlink:href="https://www.youtube.com/watch?v=6wKhcdbJH0g" text:style-name="Internet_20_link" text:visited-style-name="Visited_20_Internet_20_Link">.</text:a><text:a xlink:type="simple" xlink:href="https://www.youtube.com/watch?v=6wKhcdbJH0g" text:style-name="Internet_20_link" text:visited-style-name="Visited_20_Internet_20_Link">youtube</text:a><text:a xlink:type="simple" xlink:href="https://www.youtube.com/watch?v=6wKhcdbJH0g" text:style-name="Internet_20_link" text:visited-style-name="Visited_20_Internet_20_Link">.</text:a><text:a xlink:type="simple" xlink:href="https://www.youtube.com/watch?v=6wKhcdbJH0g" text:style-name="Internet_20_link" text:visited-style-name="Visited_20_Internet_20_Link">com</text:a><text:a xlink:type="simple" xlink:href="https://www.youtube.com/watch?v=6wKhcdbJH0g" text:style-name="Internet_20_link" text:visited-style-name="Visited_20_Internet_20_Link">/</text:a><text:a xlink:type="simple" xlink:href="https://www.youtube.com/watch?v=6wKhcdbJH0g" text:style-name="Internet_20_link" text:visited-style-name="Visited_20_Internet_20_Link">watch</text:a><text:a xlink:type="simple" xlink:href="https://www.youtube.com/watch?v=6wKhcdbJH0g" text:style-name="Internet_20_link" text:visited-style-name="Visited_20_Internet_20_Link">?</text:a><text:a xlink:type="simple" xlink:href="https://www.youtube.com/watch?v=6wKhcdbJH0g" text:style-name="Internet_20_link" text:visited-style-name="Visited_20_Internet_20_Link">v</text:a><text:a xlink:type="simple" xlink:href="https://www.youtube.com/watch?v=6wKhcdbJH0g" text:style-name="Internet_20_link" text:visited-style-name="Visited_20_Internet_20_Link">=6</text:a><text:a xlink:type="simple" xlink:href="https://www.youtube.com/watch?v=6wKhcdbJH0g" text:style-name="Internet_20_link" text:visited-style-name="Visited_20_Internet_20_Link">wKhcdbJH</text:a><text:a xlink:type="simple" xlink:href="https://www.youtube.com/watch?v=6wKhcdbJH0g" text:style-name="Internet_20_link" text:visited-style-name="Visited_20_Internet_20_Link">0</text:a><text:a xlink:type="simple" xlink:href="https://www.youtube.com/watch?v=6wKhcdbJH0g" text:style-name="Internet_20_link" text:visited-style-name="Visited_20_Internet_20_Link">g</text:a> <text:s/></text:p>
      <text:p text:style-name="P2">[Elektronika\Jazz]</text:p>
      <text:p text:style-name="P2">Świetny kawałek Feather, przypominający mi nieco groovy, nurt w muzyce jazzowej z drugiej połowy XX wieku.</text:p>
      <text:p text:style-name="P2"/>
      <text:p text:style-name="P2">4. I: MicTheMic &amp; DBpony – <text:span text:style-name="T3">No Chance</text:span></text:p>
      <text:p text:style-name="P2"><text:a xlink:type="simple" xlink:href="https://www.youtube.com/watch?v=0L21AR4oqQ8" text:style-name="Internet_20_link" text:visited-style-name="Visited_20_Internet_20_Link">https</text:a><text:a xlink:type="simple" xlink:href="https://www.youtube.com/watch?v=0L21AR4oqQ8" text:style-name="Internet_20_link" text:visited-style-name="Visited_20_Internet_20_Link">://</text:a><text:a xlink:type="simple" xlink:href="https://www.youtube.com/watch?v=0L21AR4oqQ8" text:style-name="Internet_20_link" text:visited-style-name="Visited_20_Internet_20_Link">www</text:a><text:a xlink:type="simple" xlink:href="https://www.youtube.com/watch?v=0L21AR4oqQ8" text:style-name="Internet_20_link" text:visited-style-name="Visited_20_Internet_20_Link">.</text:a><text:a xlink:type="simple" xlink:href="https://www.youtube.com/watch?v=0L21AR4oqQ8" text:style-name="Internet_20_link" text:visited-style-name="Visited_20_Internet_20_Link">youtube</text:a><text:a xlink:type="simple" xlink:href="https://www.youtube.com/watch?v=0L21AR4oqQ8" text:style-name="Internet_20_link" text:visited-style-name="Visited_20_Internet_20_Link">.</text:a><text:a xlink:type="simple" xlink:href="https://www.youtube.com/watch?v=0L21AR4oqQ8" text:style-name="Internet_20_link" text:visited-style-name="Visited_20_Internet_20_Link">com</text:a><text:a xlink:type="simple" xlink:href="https://www.youtube.com/watch?v=0L21AR4oqQ8" text:style-name="Internet_20_link" text:visited-style-name="Visited_20_Internet_20_Link">/</text:a><text:a xlink:type="simple" xlink:href="https://www.youtube.com/watch?v=0L21AR4oqQ8" text:style-name="Internet_20_link" text:visited-style-name="Visited_20_Internet_20_Link">watch</text:a><text:a xlink:type="simple" xlink:href="https://www.youtube.com/watch?v=0L21AR4oqQ8" text:style-name="Internet_20_link" text:visited-style-name="Visited_20_Internet_20_Link">?</text:a><text:a xlink:type="simple" xlink:href="https://www.youtube.com/watch?v=0L21AR4oqQ8" text:style-name="Internet_20_link" text:visited-style-name="Visited_20_Internet_20_Link">v</text:a><text:a xlink:type="simple" xlink:href="https://www.youtube.com/watch?v=0L21AR4oqQ8" text:style-name="Internet_20_link" text:visited-style-name="Visited_20_Internet_20_Link">=0</text:a><text:a xlink:type="simple" xlink:href="https://www.youtube.com/watch?v=0L21AR4oqQ8" text:style-name="Internet_20_link" text:visited-style-name="Visited_20_Internet_20_Link">L</text:a><text:a xlink:type="simple" xlink:href="https://www.youtube.com/watch?v=0L21AR4oqQ8" text:style-name="Internet_20_link" text:visited-style-name="Visited_20_Internet_20_Link">21</text:a><text:a xlink:type="simple" xlink:href="https://www.youtube.com/watch?v=0L21AR4oqQ8" text:style-name="Internet_20_link" text:visited-style-name="Visited_20_Internet_20_Link">AR</text:a><text:a xlink:type="simple" xlink:href="https://www.youtube.com/watch?v=0L21AR4oqQ8" text:style-name="Internet_20_link" text:visited-style-name="Visited_20_Internet_20_Link">4</text:a><text:a xlink:type="simple" xlink:href="https://www.youtube.com/watch?v=0L21AR4oqQ8" text:style-name="Internet_20_link" text:visited-style-name="Visited_20_Internet_20_Link">oqQ</text:a><text:a xlink:type="simple" xlink:href="https://www.youtube.com/watch?v=0L21AR4oqQ8" text:style-name="Internet_20_link" text:visited-style-name="Visited_20_Internet_20_Link">8</text:a> </text:p>
      <text:p text:style-name="P2">[Elektronika?]</text:p>
      <text:p text:style-name="P2">Chyba jeden z lepszych kawałków pośród wymienionych. Na pierwszy plan wysuwa się świetny głos Mica, mający nieco jazzowe brzmienie. </text:p>
      <text:p text:style-name="P2"/>
      <text:p text:style-name="P2"><text:soft-page-break/>5. K: The L-Train –<text:span text:style-name="T3"> Appleloosion <text:line-break/></text:span><text:a xlink:type="simple" xlink:href="https://www.youtube.com/watch?v=XeYFrI8hyc4" text:style-name="Internet_20_link" text:visited-style-name="Visited_20_Internet_20_Link">https</text:a><text:a xlink:type="simple" xlink:href="https://www.youtube.com/watch?v=XeYFrI8hyc4" text:style-name="Internet_20_link" text:visited-style-name="Visited_20_Internet_20_Link">://</text:a><text:a xlink:type="simple" xlink:href="https://www.youtube.com/watch?v=XeYFrI8hyc4" text:style-name="Internet_20_link" text:visited-style-name="Visited_20_Internet_20_Link">www</text:a><text:a xlink:type="simple" xlink:href="https://www.youtube.com/watch?v=XeYFrI8hyc4" text:style-name="Internet_20_link" text:visited-style-name="Visited_20_Internet_20_Link">.</text:a><text:a xlink:type="simple" xlink:href="https://www.youtube.com/watch?v=XeYFrI8hyc4" text:style-name="Internet_20_link" text:visited-style-name="Visited_20_Internet_20_Link">youtube</text:a><text:a xlink:type="simple" xlink:href="https://www.youtube.com/watch?v=XeYFrI8hyc4" text:style-name="Internet_20_link" text:visited-style-name="Visited_20_Internet_20_Link">.</text:a><text:a xlink:type="simple" xlink:href="https://www.youtube.com/watch?v=XeYFrI8hyc4" text:style-name="Internet_20_link" text:visited-style-name="Visited_20_Internet_20_Link">com</text:a><text:a xlink:type="simple" xlink:href="https://www.youtube.com/watch?v=XeYFrI8hyc4" text:style-name="Internet_20_link" text:visited-style-name="Visited_20_Internet_20_Link">/</text:a><text:a xlink:type="simple" xlink:href="https://www.youtube.com/watch?v=XeYFrI8hyc4" text:style-name="Internet_20_link" text:visited-style-name="Visited_20_Internet_20_Link">watch</text:a><text:a xlink:type="simple" xlink:href="https://www.youtube.com/watch?v=XeYFrI8hyc4" text:style-name="Internet_20_link" text:visited-style-name="Visited_20_Internet_20_Link">?</text:a><text:a xlink:type="simple" xlink:href="https://www.youtube.com/watch?v=XeYFrI8hyc4" text:style-name="Internet_20_link" text:visited-style-name="Visited_20_Internet_20_Link">v</text:a><text:a xlink:type="simple" xlink:href="https://www.youtube.com/watch?v=XeYFrI8hyc4" text:style-name="Internet_20_link" text:visited-style-name="Visited_20_Internet_20_Link">=</text:a><text:a xlink:type="simple" xlink:href="https://www.youtube.com/watch?v=XeYFrI8hyc4" text:style-name="Internet_20_link" text:visited-style-name="Visited_20_Internet_20_Link">XeYFrI</text:a><text:a xlink:type="simple" xlink:href="https://www.youtube.com/watch?v=XeYFrI8hyc4" text:style-name="Internet_20_link" text:visited-style-name="Visited_20_Internet_20_Link">8</text:a><text:a xlink:type="simple" xlink:href="https://www.youtube.com/watch?v=XeYFrI8hyc4" text:style-name="Internet_20_link" text:visited-style-name="Visited_20_Internet_20_Link">hyc</text:a><text:a xlink:type="simple" xlink:href="https://www.youtube.com/watch?v=XeYFrI8hyc4" text:style-name="Internet_20_link" text:visited-style-name="Visited_20_Internet_20_Link">4</text:a> </text:p>
      <text:p text:style-name="P2">[Metal] [Country?]</text:p>
      <text:p text:style-name="P2">Niewiarygodne, jak dwa zupełnie różnie brzmiące instrumenty można złączyć w coś tak świetnego. Oto mamy połączenie gitary elektrycznej oraz... banjo. Utwór, który z początku brzmi ciężko i wykorzystuje dość znany motyw, z czasem zmienia się w muzykę countrypodobną.</text:p>
      <text:p text:style-name="P2"/>
      <text:p text:style-name="P2">6. K: Nicolas Dominique – <text:span text:style-name="T3">Party for Pinkamena </text:span><text:a xlink:type="simple" xlink:href="https://www.youtube.com/watch?v=mOjNHekwTVA" text:style-name="Internet_20_link" text:visited-style-name="Visited_20_Internet_20_Link">https</text:a><text:a xlink:type="simple" xlink:href="https://www.youtube.com/watch?v=mOjNHekwTVA" text:style-name="Internet_20_link" text:visited-style-name="Visited_20_Internet_20_Link">://</text:a><text:a xlink:type="simple" xlink:href="https://www.youtube.com/watch?v=mOjNHekwTVA" text:style-name="Internet_20_link" text:visited-style-name="Visited_20_Internet_20_Link">www</text:a><text:a xlink:type="simple" xlink:href="https://www.youtube.com/watch?v=mOjNHekwTVA" text:style-name="Internet_20_link" text:visited-style-name="Visited_20_Internet_20_Link">.</text:a><text:a xlink:type="simple" xlink:href="https://www.youtube.com/watch?v=mOjNHekwTVA" text:style-name="Internet_20_link" text:visited-style-name="Visited_20_Internet_20_Link">youtube</text:a><text:a xlink:type="simple" xlink:href="https://www.youtube.com/watch?v=mOjNHekwTVA" text:style-name="Internet_20_link" text:visited-style-name="Visited_20_Internet_20_Link">.</text:a><text:a xlink:type="simple" xlink:href="https://www.youtube.com/watch?v=mOjNHekwTVA" text:style-name="Internet_20_link" text:visited-style-name="Visited_20_Internet_20_Link">com</text:a><text:a xlink:type="simple" xlink:href="https://www.youtube.com/watch?v=mOjNHekwTVA" text:style-name="Internet_20_link" text:visited-style-name="Visited_20_Internet_20_Link">/</text:a><text:a xlink:type="simple" xlink:href="https://www.youtube.com/watch?v=mOjNHekwTVA" text:style-name="Internet_20_link" text:visited-style-name="Visited_20_Internet_20_Link">watch</text:a><text:a xlink:type="simple" xlink:href="https://www.youtube.com/watch?v=mOjNHekwTVA" text:style-name="Internet_20_link" text:visited-style-name="Visited_20_Internet_20_Link">?</text:a><text:a xlink:type="simple" xlink:href="https://www.youtube.com/watch?v=mOjNHekwTVA" text:style-name="Internet_20_link" text:visited-style-name="Visited_20_Internet_20_Link">v</text:a><text:a xlink:type="simple" xlink:href="https://www.youtube.com/watch?v=mOjNHekwTVA" text:style-name="Internet_20_link" text:visited-style-name="Visited_20_Internet_20_Link">=</text:a><text:a xlink:type="simple" xlink:href="https://www.youtube.com/watch?v=mOjNHekwTVA" text:style-name="Internet_20_link" text:visited-style-name="Visited_20_Internet_20_Link">mOjNHekwTVA</text:a></text:p>
      <text:p text:style-name="P2">[Elektronika/House]</text:p>
      <text:p text:style-name="P2">Rzadko kiedy udaje mi się polubić utwór elektroniczny. <text:span text:style-name="T3">Party for Pinkamena</text:span> ma w sobie coś, co zwyczajnie uwielbiam, przykuwając mnie do słuchawek na co najmniej dwa-trzy odsłuchania na dzień.</text:p>
      <text:p text:style-name="P2"/>
      <text:p text:style-name="P2">7. K: Aviators –<text:span text:style-name="T3"> Revenge</text:span></text:p>
      <text:p text:style-name="P2"><text:a xlink:type="simple" xlink:href="https://www.youtube.com/watch?v=l35oH3BoRGU" text:style-name="Internet_20_link" text:visited-style-name="Visited_20_Internet_20_Link">https</text:a><text:a xlink:type="simple" xlink:href="https://www.youtube.com/watch?v=l35oH3BoRGU" text:style-name="Internet_20_link" text:visited-style-name="Visited_20_Internet_20_Link">://</text:a><text:a xlink:type="simple" xlink:href="https://www.youtube.com/watch?v=l35oH3BoRGU" text:style-name="Internet_20_link" text:visited-style-name="Visited_20_Internet_20_Link">www</text:a><text:a xlink:type="simple" xlink:href="https://www.youtube.com/watch?v=l35oH3BoRGU" text:style-name="Internet_20_link" text:visited-style-name="Visited_20_Internet_20_Link">.</text:a><text:a xlink:type="simple" xlink:href="https://www.youtube.com/watch?v=l35oH3BoRGU" text:style-name="Internet_20_link" text:visited-style-name="Visited_20_Internet_20_Link">youtube</text:a><text:a xlink:type="simple" xlink:href="https://www.youtube.com/watch?v=l35oH3BoRGU" text:style-name="Internet_20_link" text:visited-style-name="Visited_20_Internet_20_Link">.</text:a><text:a xlink:type="simple" xlink:href="https://www.youtube.com/watch?v=l35oH3BoRGU" text:style-name="Internet_20_link" text:visited-style-name="Visited_20_Internet_20_Link">com</text:a><text:a xlink:type="simple" xlink:href="https://www.youtube.com/watch?v=l35oH3BoRGU" text:style-name="Internet_20_link" text:visited-style-name="Visited_20_Internet_20_Link">/</text:a><text:a xlink:type="simple" xlink:href="https://www.youtube.com/watch?v=l35oH3BoRGU" text:style-name="Internet_20_link" text:visited-style-name="Visited_20_Internet_20_Link">watch</text:a><text:a xlink:type="simple" xlink:href="https://www.youtube.com/watch?v=l35oH3BoRGU" text:style-name="Internet_20_link" text:visited-style-name="Visited_20_Internet_20_Link">?</text:a><text:a xlink:type="simple" xlink:href="https://www.youtube.com/watch?v=l35oH3BoRGU" text:style-name="Internet_20_link" text:visited-style-name="Visited_20_Internet_20_Link">v</text:a><text:a xlink:type="simple" xlink:href="https://www.youtube.com/watch?v=l35oH3BoRGU" text:style-name="Internet_20_link" text:visited-style-name="Visited_20_Internet_20_Link">=</text:a><text:a xlink:type="simple" xlink:href="https://www.youtube.com/watch?v=l35oH3BoRGU" text:style-name="Internet_20_link" text:visited-style-name="Visited_20_Internet_20_Link">l</text:a><text:a xlink:type="simple" xlink:href="https://www.youtube.com/watch?v=l35oH3BoRGU" text:style-name="Internet_20_link" text:visited-style-name="Visited_20_Internet_20_Link">35</text:a><text:a xlink:type="simple" xlink:href="https://www.youtube.com/watch?v=l35oH3BoRGU" text:style-name="Internet_20_link" text:visited-style-name="Visited_20_Internet_20_Link">oH</text:a><text:a xlink:type="simple" xlink:href="https://www.youtube.com/watch?v=l35oH3BoRGU" text:style-name="Internet_20_link" text:visited-style-name="Visited_20_Internet_20_Link">3</text:a><text:a xlink:type="simple" xlink:href="https://www.youtube.com/watch?v=l35oH3BoRGU" text:style-name="Internet_20_link" text:visited-style-name="Visited_20_Internet_20_Link">BoRGU</text:a> </text:p>
      <text:p text:style-name="P2">[Rock/Metal]</text:p>
      <text:p text:style-name="P2">Stary, dobry Aviators z utworem wokalnym o Tireku. I choć głos kompletnie mi nie pasuje do tego antagonisty <text:span text:style-name="T2">– </text:span>jest stanowczo zbyt łagodny i brakuje w nim growlu, jak na mój gust – tak cała reszta spisuje się całkiem nieźle.</text:p>
      <text:p text:style-name="P2"/>
      <text:p text:style-name="P2">8. K: Carbon Maestro – <text:span text:style-name="T3">Derpy and Carrot Top’s Epic, part 11 – Clashing Forces </text:span><text:a xlink:type="simple" xlink:href="https://www.youtube.com/watch?v=NemO1czLCS0" text:style-name="Internet_20_link" text:visited-style-name="Visited_20_Internet_20_Link">https</text:a><text:a xlink:type="simple" xlink:href="https://www.youtube.com/watch?v=NemO1czLCS0" text:style-name="Internet_20_link" text:visited-style-name="Visited_20_Internet_20_Link">://</text:a><text:a xlink:type="simple" xlink:href="https://www.youtube.com/watch?v=NemO1czLCS0" text:style-name="Internet_20_link" text:visited-style-name="Visited_20_Internet_20_Link">www</text:a><text:a xlink:type="simple" xlink:href="https://www.youtube.com/watch?v=NemO1czLCS0" text:style-name="Internet_20_link" text:visited-style-name="Visited_20_Internet_20_Link">.</text:a><text:a xlink:type="simple" xlink:href="https://www.youtube.com/watch?v=NemO1czLCS0" text:style-name="Internet_20_link" text:visited-style-name="Visited_20_Internet_20_Link">youtube</text:a><text:a xlink:type="simple" xlink:href="https://www.youtube.com/watch?v=NemO1czLCS0" text:style-name="Internet_20_link" text:visited-style-name="Visited_20_Internet_20_Link">.</text:a><text:a xlink:type="simple" xlink:href="https://www.youtube.com/watch?v=NemO1czLCS0" text:style-name="Internet_20_link" text:visited-style-name="Visited_20_Internet_20_Link">com</text:a><text:a xlink:type="simple" xlink:href="https://www.youtube.com/watch?v=NemO1czLCS0" text:style-name="Internet_20_link" text:visited-style-name="Visited_20_Internet_20_Link">/</text:a><text:a xlink:type="simple" xlink:href="https://www.youtube.com/watch?v=NemO1czLCS0" text:style-name="Internet_20_link" text:visited-style-name="Visited_20_Internet_20_Link">watch</text:a><text:a xlink:type="simple" xlink:href="https://www.youtube.com/watch?v=NemO1czLCS0" text:style-name="Internet_20_link" text:visited-style-name="Visited_20_Internet_20_Link">?</text:a><text:a xlink:type="simple" xlink:href="https://www.youtube.com/watch?v=NemO1czLCS0" text:style-name="Internet_20_link" text:visited-style-name="Visited_20_Internet_20_Link">v</text:a><text:a xlink:type="simple" xlink:href="https://www.youtube.com/watch?v=NemO1czLCS0" text:style-name="Internet_20_link" text:visited-style-name="Visited_20_Internet_20_Link">=</text:a><text:a xlink:type="simple" xlink:href="https://www.youtube.com/watch?v=NemO1czLCS0" text:style-name="Internet_20_link" text:visited-style-name="Visited_20_Internet_20_Link">NemO</text:a><text:a xlink:type="simple" xlink:href="https://www.youtube.com/watch?v=NemO1czLCS0" text:style-name="Internet_20_link" text:visited-style-name="Visited_20_Internet_20_Link">1</text:a><text:a xlink:type="simple" xlink:href="https://www.youtube.com/watch?v=NemO1czLCS0" text:style-name="Internet_20_link" text:visited-style-name="Visited_20_Internet_20_Link">czLCS</text:a><text:a xlink:type="simple" xlink:href="https://www.youtube.com/watch?v=NemO1czLCS0" text:style-name="Internet_20_link" text:visited-style-name="Visited_20_Internet_20_Link">0</text:a> </text:p>
      <text:p text:style-name="P2">[Orchestral]</text:p>
      <text:p text:style-name="P2">Carbon Maestro at his finest, again. Prędkość, z jaką wydaje utwory, dosłownie wbiła mnie w fotel. A że zachowuje przy tym wysoki standard, to ciężko było mi wybrać coś sensownego i obiektywnie najlepszego. Postanowiłem więc porzucić obiektywizm i wybrać to, co najbardziej wpadło mi w ucho.</text:p>
      <text:p text:style-name="P2"/>
      <text:p text:style-name="P2">9. I/S: Starbreeis feat. Julian Moon – <text:span text:style-name="T3">Jackie</text:span></text:p>
      <text:p text:style-name="P2"><text:a xlink:type="simple" xlink:href="https://www.youtube.com/watch?v=qxwHmXuKgq4" text:style-name="Internet_20_link" text:visited-style-name="Visited_20_Internet_20_Link">https</text:a><text:a xlink:type="simple" xlink:href="https://www.youtube.com/watch?v=qxwHmXuKgq4" text:style-name="Internet_20_link" text:visited-style-name="Visited_20_Internet_20_Link">://</text:a><text:a xlink:type="simple" xlink:href="https://www.youtube.com/watch?v=qxwHmXuKgq4" text:style-name="Internet_20_link" text:visited-style-name="Visited_20_Internet_20_Link">www</text:a><text:a xlink:type="simple" xlink:href="https://www.youtube.com/watch?v=qxwHmXuKgq4" text:style-name="Internet_20_link" text:visited-style-name="Visited_20_Internet_20_Link">.</text:a><text:a xlink:type="simple" xlink:href="https://www.youtube.com/watch?v=qxwHmXuKgq4" text:style-name="Internet_20_link" text:visited-style-name="Visited_20_Internet_20_Link">youtube</text:a><text:a xlink:type="simple" xlink:href="https://www.youtube.com/watch?v=qxwHmXuKgq4" text:style-name="Internet_20_link" text:visited-style-name="Visited_20_Internet_20_Link">.</text:a><text:a xlink:type="simple" xlink:href="https://www.youtube.com/watch?v=qxwHmXuKgq4" text:style-name="Internet_20_link" text:visited-style-name="Visited_20_Internet_20_Link">com</text:a><text:a xlink:type="simple" xlink:href="https://www.youtube.com/watch?v=qxwHmXuKgq4" text:style-name="Internet_20_link" text:visited-style-name="Visited_20_Internet_20_Link">/</text:a><text:a xlink:type="simple" xlink:href="https://www.youtube.com/watch?v=qxwHmXuKgq4" text:style-name="Internet_20_link" text:visited-style-name="Visited_20_Internet_20_Link">watch</text:a><text:a xlink:type="simple" xlink:href="https://www.youtube.com/watch?v=qxwHmXuKgq4" text:style-name="Internet_20_link" text:visited-style-name="Visited_20_Internet_20_Link">?</text:a><text:a xlink:type="simple" xlink:href="https://www.youtube.com/watch?v=qxwHmXuKgq4" text:style-name="Internet_20_link" text:visited-style-name="Visited_20_Internet_20_Link">v</text:a><text:a xlink:type="simple" xlink:href="https://www.youtube.com/watch?v=qxwHmXuKgq4" text:style-name="Internet_20_link" text:visited-style-name="Visited_20_Internet_20_Link">=</text:a><text:a xlink:type="simple" xlink:href="https://www.youtube.com/watch?v=qxwHmXuKgq4" text:style-name="Internet_20_link" text:visited-style-name="Visited_20_Internet_20_Link">qxwHmXuKgq</text:a><text:a xlink:type="simple" xlink:href="https://www.youtube.com/watch?v=qxwHmXuKgq4" text:style-name="Internet_20_link" text:visited-style-name="Visited_20_Internet_20_Link">4</text:a> </text:p>
      <text:p text:style-name="P2">[Acoustic] [Wokal]</text:p>
      <text:p text:style-name="P2">Nawet bym się nie zastanawiał. Świetny tekst, świetne wykonanie i dobry podkład Juliana (Jeffa).</text:p>
      <text:p text:style-name="P2"/>
      <text:p text:style-name="P2">10. K: PonyPhonic – <text:span text:style-name="T3">Harmony Ascendant</text:span></text:p>
      <text:p text:style-name="P2"><text:a xlink:type="simple" xlink:href="https://www.youtube.com/watch?v=82prN2pF9Zo" text:style-name="Internet_20_link" text:visited-style-name="Visited_20_Internet_20_Link">https</text:a><text:a xlink:type="simple" xlink:href="https://www.youtube.com/watch?v=82prN2pF9Zo" text:style-name="Internet_20_link" text:visited-style-name="Visited_20_Internet_20_Link">://</text:a><text:a xlink:type="simple" xlink:href="https://www.youtube.com/watch?v=82prN2pF9Zo" text:style-name="Internet_20_link" text:visited-style-name="Visited_20_Internet_20_Link">www</text:a><text:a xlink:type="simple" xlink:href="https://www.youtube.com/watch?v=82prN2pF9Zo" text:style-name="Internet_20_link" text:visited-style-name="Visited_20_Internet_20_Link">.</text:a><text:a xlink:type="simple" xlink:href="https://www.youtube.com/watch?v=82prN2pF9Zo" text:style-name="Internet_20_link" text:visited-style-name="Visited_20_Internet_20_Link">youtube</text:a><text:a xlink:type="simple" xlink:href="https://www.youtube.com/watch?v=82prN2pF9Zo" text:style-name="Internet_20_link" text:visited-style-name="Visited_20_Internet_20_Link">.</text:a><text:a xlink:type="simple" xlink:href="https://www.youtube.com/watch?v=82prN2pF9Zo" text:style-name="Internet_20_link" text:visited-style-name="Visited_20_Internet_20_Link">com</text:a><text:a xlink:type="simple" xlink:href="https://www.youtube.com/watch?v=82prN2pF9Zo" text:style-name="Internet_20_link" text:visited-style-name="Visited_20_Internet_20_Link">/</text:a><text:a xlink:type="simple" xlink:href="https://www.youtube.com/watch?v=82prN2pF9Zo" text:style-name="Internet_20_link" text:visited-style-name="Visited_20_Internet_20_Link">watch</text:a><text:a xlink:type="simple" xlink:href="https://www.youtube.com/watch?v=82prN2pF9Zo" text:style-name="Internet_20_link" text:visited-style-name="Visited_20_Internet_20_Link">?</text:a><text:a xlink:type="simple" xlink:href="https://www.youtube.com/watch?v=82prN2pF9Zo" text:style-name="Internet_20_link" text:visited-style-name="Visited_20_Internet_20_Link">v</text:a><text:a xlink:type="simple" xlink:href="https://www.youtube.com/watch?v=82prN2pF9Zo" text:style-name="Internet_20_link" text:visited-style-name="Visited_20_Internet_20_Link">=82</text:a><text:a xlink:type="simple" xlink:href="https://www.youtube.com/watch?v=82prN2pF9Zo" text:style-name="Internet_20_link" text:visited-style-name="Visited_20_Internet_20_Link">prN</text:a><text:a xlink:type="simple" xlink:href="https://www.youtube.com/watch?v=82prN2pF9Zo" text:style-name="Internet_20_link" text:visited-style-name="Visited_20_Internet_20_Link">2</text:a><text:a xlink:type="simple" xlink:href="https://www.youtube.com/watch?v=82prN2pF9Zo" text:style-name="Internet_20_link" text:visited-style-name="Visited_20_Internet_20_Link">pF</text:a><text:a xlink:type="simple" xlink:href="https://www.youtube.com/watch?v=82prN2pF9Zo" text:style-name="Internet_20_link" text:visited-style-name="Visited_20_Internet_20_Link">9</text:a><text:a xlink:type="simple" xlink:href="https://www.youtube.com/watch?v=82prN2pF9Zo" text:style-name="Internet_20_link" text:visited-style-name="Visited_20_Internet_20_Link">Zo</text:a> </text:p>
      <text:p text:style-name="P2">[Orchestral]</text:p>
      <text:p text:style-name="P2">Bardzo ładny utwór orkiestralny, poprzedzony wprowadzeniem narratora. Akcentuje się tu fortepian i wokal, a całość ma otoczkę hymnu – przydługawego wprawdzie, ale zawsze.</text:p>
      <text:p text:style-name="P2"/>
      <text:p text:style-name="P2">11. I: Glaze –<text:span text:style-name="T3"> Tough Luck</text:span></text:p>
      <text:p text:style-name="P2"><text:a xlink:type="simple" xlink:href="https://www.youtube.com/watch?v=gUptKs5Fccw" text:style-name="Internet_20_link" text:visited-style-name="Visited_20_Internet_20_Link">https</text:a><text:a xlink:type="simple" xlink:href="https://www.youtube.com/watch?v=gUptKs5Fccw" text:style-name="Internet_20_link" text:visited-style-name="Visited_20_Internet_20_Link">://</text:a><text:a xlink:type="simple" xlink:href="https://www.youtube.com/watch?v=gUptKs5Fccw" text:style-name="Internet_20_link" text:visited-style-name="Visited_20_Internet_20_Link">www</text:a><text:a xlink:type="simple" xlink:href="https://www.youtube.com/watch?v=gUptKs5Fccw" text:style-name="Internet_20_link" text:visited-style-name="Visited_20_Internet_20_Link">.</text:a><text:a xlink:type="simple" xlink:href="https://www.youtube.com/watch?v=gUptKs5Fccw" text:style-name="Internet_20_link" text:visited-style-name="Visited_20_Internet_20_Link">youtube</text:a><text:a xlink:type="simple" xlink:href="https://www.youtube.com/watch?v=gUptKs5Fccw" text:style-name="Internet_20_link" text:visited-style-name="Visited_20_Internet_20_Link">.</text:a><text:a xlink:type="simple" xlink:href="https://www.youtube.com/watch?v=gUptKs5Fccw" text:style-name="Internet_20_link" text:visited-style-name="Visited_20_Internet_20_Link">com</text:a><text:a xlink:type="simple" xlink:href="https://www.youtube.com/watch?v=gUptKs5Fccw" text:style-name="Internet_20_link" text:visited-style-name="Visited_20_Internet_20_Link">/</text:a><text:a xlink:type="simple" xlink:href="https://www.youtube.com/watch?v=gUptKs5Fccw" text:style-name="Internet_20_link" text:visited-style-name="Visited_20_Internet_20_Link">watch</text:a><text:a xlink:type="simple" xlink:href="https://www.youtube.com/watch?v=gUptKs5Fccw" text:style-name="Internet_20_link" text:visited-style-name="Visited_20_Internet_20_Link">?</text:a><text:a xlink:type="simple" xlink:href="https://www.youtube.com/watch?v=gUptKs5Fccw" text:style-name="Internet_20_link" text:visited-style-name="Visited_20_Internet_20_Link">v</text:a><text:a xlink:type="simple" xlink:href="https://www.youtube.com/watch?v=gUptKs5Fccw" text:style-name="Internet_20_link" text:visited-style-name="Visited_20_Internet_20_Link">=</text:a><text:a xlink:type="simple" xlink:href="https://www.youtube.com/watch?v=gUptKs5Fccw" text:style-name="Internet_20_link" text:visited-style-name="Visited_20_Internet_20_Link">gUptKs</text:a><text:a xlink:type="simple" xlink:href="https://www.youtube.com/watch?v=gUptKs5Fccw" text:style-name="Internet_20_link" text:visited-style-name="Visited_20_Internet_20_Link">5</text:a><text:a xlink:type="simple" xlink:href="https://www.youtube.com/watch?v=gUptKs5Fccw" text:style-name="Internet_20_link" text:visited-style-name="Visited_20_Internet_20_Link">Fccw</text:a></text:p>
      <text:p text:style-name="P2">[Elektronika] [Wokal]</text:p>
      <text:p text:style-name="P2"><text:soft-page-break/>Glaze z EPki <text:span text:style-name="T3">24 Hours of Pain</text:span>, która, jak sama nazwa wskazuje, powstała w ciągu 24 godzin. Według mnie to najlepszy utwór całego albumu, bijący na głowę nawet kawałki General Mumble’a. Utrzymana w konwencji lat ‘80, bardzo sympatyczna elektronika, opowiadająca o wyborach, szczęściu i motywacji.</text:p>
      <text:p text:style-name="P2"/>
      <text:p text:style-name="P2">12. K: Haymaker – <text:span text:style-name="T3">Open Letter To a Faithful Student</text:span></text:p>
      <text:p text:style-name="P2"><text:a xlink:type="simple" xlink:href="https://www.youtube.com/watch?v=mmqsfjtTc8Q" text:style-name="Internet_20_link" text:visited-style-name="Visited_20_Internet_20_Link">https</text:a><text:a xlink:type="simple" xlink:href="https://www.youtube.com/watch?v=mmqsfjtTc8Q" text:style-name="Internet_20_link" text:visited-style-name="Visited_20_Internet_20_Link">://</text:a><text:a xlink:type="simple" xlink:href="https://www.youtube.com/watch?v=mmqsfjtTc8Q" text:style-name="Internet_20_link" text:visited-style-name="Visited_20_Internet_20_Link">www</text:a><text:a xlink:type="simple" xlink:href="https://www.youtube.com/watch?v=mmqsfjtTc8Q" text:style-name="Internet_20_link" text:visited-style-name="Visited_20_Internet_20_Link">.</text:a><text:a xlink:type="simple" xlink:href="https://www.youtube.com/watch?v=mmqsfjtTc8Q" text:style-name="Internet_20_link" text:visited-style-name="Visited_20_Internet_20_Link">youtube</text:a><text:a xlink:type="simple" xlink:href="https://www.youtube.com/watch?v=mmqsfjtTc8Q" text:style-name="Internet_20_link" text:visited-style-name="Visited_20_Internet_20_Link">.</text:a><text:a xlink:type="simple" xlink:href="https://www.youtube.com/watch?v=mmqsfjtTc8Q" text:style-name="Internet_20_link" text:visited-style-name="Visited_20_Internet_20_Link">com</text:a><text:a xlink:type="simple" xlink:href="https://www.youtube.com/watch?v=mmqsfjtTc8Q" text:style-name="Internet_20_link" text:visited-style-name="Visited_20_Internet_20_Link">/</text:a><text:a xlink:type="simple" xlink:href="https://www.youtube.com/watch?v=mmqsfjtTc8Q" text:style-name="Internet_20_link" text:visited-style-name="Visited_20_Internet_20_Link">watch</text:a><text:a xlink:type="simple" xlink:href="https://www.youtube.com/watch?v=mmqsfjtTc8Q" text:style-name="Internet_20_link" text:visited-style-name="Visited_20_Internet_20_Link">?</text:a><text:a xlink:type="simple" xlink:href="https://www.youtube.com/watch?v=mmqsfjtTc8Q" text:style-name="Internet_20_link" text:visited-style-name="Visited_20_Internet_20_Link">v</text:a><text:a xlink:type="simple" xlink:href="https://www.youtube.com/watch?v=mmqsfjtTc8Q" text:style-name="Internet_20_link" text:visited-style-name="Visited_20_Internet_20_Link">=</text:a><text:a xlink:type="simple" xlink:href="https://www.youtube.com/watch?v=mmqsfjtTc8Q" text:style-name="Internet_20_link" text:visited-style-name="Visited_20_Internet_20_Link">mmqsfjtTc</text:a><text:a xlink:type="simple" xlink:href="https://www.youtube.com/watch?v=mmqsfjtTc8Q" text:style-name="Internet_20_link" text:visited-style-name="Visited_20_Internet_20_Link">8</text:a><text:a xlink:type="simple" xlink:href="https://www.youtube.com/watch?v=mmqsfjtTc8Q" text:style-name="Internet_20_link" text:visited-style-name="Visited_20_Internet_20_Link">Q</text:a> </text:p>
      <text:p text:style-name="P2">[Acoustic] [Wokal]</text:p>
      <text:p text:style-name="P2">Ciekawy przypadek. Żywy, miły dla ucha kawałek, przedstawiający zdanie Celestii co do pewnych spraw. Fajnie się tego słucha.</text:p>
      <text:p text:style-name="P2"/>
      <text:p text:style-name="P2">13. I/K: 4EverfreeBrony feat. Sax Brony – <text:span text:style-name="T3">Poni</text:span></text:p>
      <text:p text:style-name="P2"><text:a xlink:type="simple" xlink:href="https://www.youtube.com/watch?v=DVQNyM8ts7E" text:style-name="Internet_20_link" text:visited-style-name="Visited_20_Internet_20_Link">https</text:a><text:a xlink:type="simple" xlink:href="https://www.youtube.com/watch?v=DVQNyM8ts7E" text:style-name="Internet_20_link" text:visited-style-name="Visited_20_Internet_20_Link">://</text:a><text:a xlink:type="simple" xlink:href="https://www.youtube.com/watch?v=DVQNyM8ts7E" text:style-name="Internet_20_link" text:visited-style-name="Visited_20_Internet_20_Link">www</text:a><text:a xlink:type="simple" xlink:href="https://www.youtube.com/watch?v=DVQNyM8ts7E" text:style-name="Internet_20_link" text:visited-style-name="Visited_20_Internet_20_Link">.</text:a><text:a xlink:type="simple" xlink:href="https://www.youtube.com/watch?v=DVQNyM8ts7E" text:style-name="Internet_20_link" text:visited-style-name="Visited_20_Internet_20_Link">youtube</text:a><text:a xlink:type="simple" xlink:href="https://www.youtube.com/watch?v=DVQNyM8ts7E" text:style-name="Internet_20_link" text:visited-style-name="Visited_20_Internet_20_Link">.</text:a><text:a xlink:type="simple" xlink:href="https://www.youtube.com/watch?v=DVQNyM8ts7E" text:style-name="Internet_20_link" text:visited-style-name="Visited_20_Internet_20_Link">com</text:a><text:a xlink:type="simple" xlink:href="https://www.youtube.com/watch?v=DVQNyM8ts7E" text:style-name="Internet_20_link" text:visited-style-name="Visited_20_Internet_20_Link">/</text:a><text:a xlink:type="simple" xlink:href="https://www.youtube.com/watch?v=DVQNyM8ts7E" text:style-name="Internet_20_link" text:visited-style-name="Visited_20_Internet_20_Link">watch</text:a><text:a xlink:type="simple" xlink:href="https://www.youtube.com/watch?v=DVQNyM8ts7E" text:style-name="Internet_20_link" text:visited-style-name="Visited_20_Internet_20_Link">?</text:a><text:a xlink:type="simple" xlink:href="https://www.youtube.com/watch?v=DVQNyM8ts7E" text:style-name="Internet_20_link" text:visited-style-name="Visited_20_Internet_20_Link">v</text:a><text:a xlink:type="simple" xlink:href="https://www.youtube.com/watch?v=DVQNyM8ts7E" text:style-name="Internet_20_link" text:visited-style-name="Visited_20_Internet_20_Link">=</text:a><text:a xlink:type="simple" xlink:href="https://www.youtube.com/watch?v=DVQNyM8ts7E" text:style-name="Internet_20_link" text:visited-style-name="Visited_20_Internet_20_Link">DVQNyM</text:a><text:a xlink:type="simple" xlink:href="https://www.youtube.com/watch?v=DVQNyM8ts7E" text:style-name="Internet_20_link" text:visited-style-name="Visited_20_Internet_20_Link">8</text:a><text:a xlink:type="simple" xlink:href="https://www.youtube.com/watch?v=DVQNyM8ts7E" text:style-name="Internet_20_link" text:visited-style-name="Visited_20_Internet_20_Link">ts</text:a><text:a xlink:type="simple" xlink:href="https://www.youtube.com/watch?v=DVQNyM8ts7E" text:style-name="Internet_20_link" text:visited-style-name="Visited_20_Internet_20_Link">7</text:a><text:a xlink:type="simple" xlink:href="https://www.youtube.com/watch?v=DVQNyM8ts7E" text:style-name="Internet_20_link" text:visited-style-name="Visited_20_Internet_20_Link">E</text:a> </text:p>
      <text:p text:style-name="P2">[Funk] [Happy!] [PONI!]</text:p>
      <text:p text:style-name="P2">O ku*yay!*a, czemu ja tego nie znałem? To jest perfekcyjne – ten głos! Ten saks! Ta perka, delikatnie podkreślająca całość i nadająca rytm, doskonale współgrająca ze wspominanym saksem! Świetny cover funkowego utworu, który już w oryginale wpadał w ucho i nie chciał wyjść. Właśnie dlatego warto być bronym. PONI!</text:p>
      <text:p text:style-name="P2"/>
      <text:p text:style-name="P2">14. I: Replacer –<text:span text:style-name="T3"> Ride Pony Ride</text:span></text:p>
      <text:p text:style-name="P2"><text:a xlink:type="simple" xlink:href="https://www.youtube.com/watch?v=ejTgAb7b9Cw&amp;list=UUk1SfFgBUIEdPN3wPF5yWLA" text:style-name="Internet_20_link" text:visited-style-name="Visited_20_Internet_20_Link">https</text:a><text:a xlink:type="simple" xlink:href="https://www.youtube.com/watch?v=ejTgAb7b9Cw&amp;list=UUk1SfFgBUIEdPN3wPF5yWLA" text:style-name="Internet_20_link" text:visited-style-name="Visited_20_Internet_20_Link">://</text:a><text:a xlink:type="simple" xlink:href="https://www.youtube.com/watch?v=ejTgAb7b9Cw&amp;list=UUk1SfFgBUIEdPN3wPF5yWLA" text:style-name="Internet_20_link" text:visited-style-name="Visited_20_Internet_20_Link">www</text:a><text:a xlink:type="simple" xlink:href="https://www.youtube.com/watch?v=ejTgAb7b9Cw&amp;list=UUk1SfFgBUIEdPN3wPF5yWLA" text:style-name="Internet_20_link" text:visited-style-name="Visited_20_Internet_20_Link">.</text:a><text:a xlink:type="simple" xlink:href="https://www.youtube.com/watch?v=ejTgAb7b9Cw&amp;list=UUk1SfFgBUIEdPN3wPF5yWLA" text:style-name="Internet_20_link" text:visited-style-name="Visited_20_Internet_20_Link">youtube</text:a><text:a xlink:type="simple" xlink:href="https://www.youtube.com/watch?v=ejTgAb7b9Cw&amp;list=UUk1SfFgBUIEdPN3wPF5yWLA" text:style-name="Internet_20_link" text:visited-style-name="Visited_20_Internet_20_Link">.</text:a><text:a xlink:type="simple" xlink:href="https://www.youtube.com/watch?v=ejTgAb7b9Cw&amp;list=UUk1SfFgBUIEdPN3wPF5yWLA" text:style-name="Internet_20_link" text:visited-style-name="Visited_20_Internet_20_Link">com</text:a><text:a xlink:type="simple" xlink:href="https://www.youtube.com/watch?v=ejTgAb7b9Cw&amp;list=UUk1SfFgBUIEdPN3wPF5yWLA" text:style-name="Internet_20_link" text:visited-style-name="Visited_20_Internet_20_Link">/</text:a><text:a xlink:type="simple" xlink:href="https://www.youtube.com/watch?v=ejTgAb7b9Cw&amp;list=UUk1SfFgBUIEdPN3wPF5yWLA" text:style-name="Internet_20_link" text:visited-style-name="Visited_20_Internet_20_Link">watch</text:a><text:a xlink:type="simple" xlink:href="https://www.youtube.com/watch?v=ejTgAb7b9Cw&amp;list=UUk1SfFgBUIEdPN3wPF5yWLA" text:style-name="Internet_20_link" text:visited-style-name="Visited_20_Internet_20_Link">?</text:a><text:a xlink:type="simple" xlink:href="https://www.youtube.com/watch?v=ejTgAb7b9Cw&amp;list=UUk1SfFgBUIEdPN3wPF5yWLA" text:style-name="Internet_20_link" text:visited-style-name="Visited_20_Internet_20_Link">v</text:a><text:a xlink:type="simple" xlink:href="https://www.youtube.com/watch?v=ejTgAb7b9Cw&amp;list=UUk1SfFgBUIEdPN3wPF5yWLA" text:style-name="Internet_20_link" text:visited-style-name="Visited_20_Internet_20_Link">=</text:a><text:a xlink:type="simple" xlink:href="https://www.youtube.com/watch?v=ejTgAb7b9Cw&amp;list=UUk1SfFgBUIEdPN3wPF5yWLA" text:style-name="Internet_20_link" text:visited-style-name="Visited_20_Internet_20_Link">ejTgAb</text:a><text:a xlink:type="simple" xlink:href="https://www.youtube.com/watch?v=ejTgAb7b9Cw&amp;list=UUk1SfFgBUIEdPN3wPF5yWLA" text:style-name="Internet_20_link" text:visited-style-name="Visited_20_Internet_20_Link">7</text:a><text:a xlink:type="simple" xlink:href="https://www.youtube.com/watch?v=ejTgAb7b9Cw&amp;list=UUk1SfFgBUIEdPN3wPF5yWLA" text:style-name="Internet_20_link" text:visited-style-name="Visited_20_Internet_20_Link">b</text:a><text:a xlink:type="simple" xlink:href="https://www.youtube.com/watch?v=ejTgAb7b9Cw&amp;list=UUk1SfFgBUIEdPN3wPF5yWLA" text:style-name="Internet_20_link" text:visited-style-name="Visited_20_Internet_20_Link">9</text:a><text:a xlink:type="simple" xlink:href="https://www.youtube.com/watch?v=ejTgAb7b9Cw&amp;list=UUk1SfFgBUIEdPN3wPF5yWLA" text:style-name="Internet_20_link" text:visited-style-name="Visited_20_Internet_20_Link">Cw</text:a><text:a xlink:type="simple" xlink:href="https://www.youtube.com/watch?v=ejTgAb7b9Cw&amp;list=UUk1SfFgBUIEdPN3wPF5yWLA" text:style-name="Internet_20_link" text:visited-style-name="Visited_20_Internet_20_Link">&amp;</text:a><text:a xlink:type="simple" xlink:href="https://www.youtube.com/watch?v=ejTgAb7b9Cw&amp;list=UUk1SfFgBUIEdPN3wPF5yWLA" text:style-name="Internet_20_link" text:visited-style-name="Visited_20_Internet_20_Link">list</text:a><text:a xlink:type="simple" xlink:href="https://www.youtube.com/watch?v=ejTgAb7b9Cw&amp;list=UUk1SfFgBUIEdPN3wPF5yWLA" text:style-name="Internet_20_link" text:visited-style-name="Visited_20_Internet_20_Link">=</text:a><text:a xlink:type="simple" xlink:href="https://www.youtube.com/watch?v=ejTgAb7b9Cw&amp;list=UUk1SfFgBUIEdPN3wPF5yWLA" text:style-name="Internet_20_link" text:visited-style-name="Visited_20_Internet_20_Link">UUk</text:a><text:a xlink:type="simple" xlink:href="https://www.youtube.com/watch?v=ejTgAb7b9Cw&amp;list=UUk1SfFgBUIEdPN3wPF5yWLA" text:style-name="Internet_20_link" text:visited-style-name="Visited_20_Internet_20_Link">1</text:a><text:a xlink:type="simple" xlink:href="https://www.youtube.com/watch?v=ejTgAb7b9Cw&amp;list=UUk1SfFgBUIEdPN3wPF5yWLA" text:style-name="Internet_20_link" text:visited-style-name="Visited_20_Internet_20_Link">SfFgBUIEdPN</text:a><text:a xlink:type="simple" xlink:href="https://www.youtube.com/watch?v=ejTgAb7b9Cw&amp;list=UUk1SfFgBUIEdPN3wPF5yWLA" text:style-name="Internet_20_link" text:visited-style-name="Visited_20_Internet_20_Link">3</text:a><text:a xlink:type="simple" xlink:href="https://www.youtube.com/watch?v=ejTgAb7b9Cw&amp;list=UUk1SfFgBUIEdPN3wPF5yWLA" text:style-name="Internet_20_link" text:visited-style-name="Visited_20_Internet_20_Link">wPF</text:a><text:a xlink:type="simple" xlink:href="https://www.youtube.com/watch?v=ejTgAb7b9Cw&amp;list=UUk1SfFgBUIEdPN3wPF5yWLA" text:style-name="Internet_20_link" text:visited-style-name="Visited_20_Internet_20_Link">5</text:a><text:a xlink:type="simple" xlink:href="https://www.youtube.com/watch?v=ejTgAb7b9Cw&amp;list=UUk1SfFgBUIEdPN3wPF5yWLA" text:style-name="Internet_20_link" text:visited-style-name="Visited_20_Internet_20_Link">yWLA</text:a> – </text:p>
      <text:p text:style-name="P2">[70’s] [Trip Rock] [Elektronika]</text:p>
      <text:p text:style-name="P2">Utwór w klimatach lat ‘70, czyli połączenie brzmień znanych z trip rocka i klasycznej dla tego okresu elektroniki. Bardzo podoba mi się tutaj ścieżka basowa, wyraźnie słyszalna podczas przejść z jednej partii muzycznej na drugą. </text:p>
      <text:p text:style-name="P2"/>
      <text:p text:style-name="P2">15. I: FritzyBeat&amp;Snowblitz – <text:span text:style-name="T3">E.O.H</text:span></text:p>
      <text:p text:style-name="P2"><text:a xlink:type="simple" xlink:href="https://www.youtube.com/watch?v=YSTpY7Gf3_8" text:style-name="Internet_20_link" text:visited-style-name="Visited_20_Internet_20_Link">https</text:a><text:a xlink:type="simple" xlink:href="https://www.youtube.com/watch?v=YSTpY7Gf3_8" text:style-name="Internet_20_link" text:visited-style-name="Visited_20_Internet_20_Link">://</text:a><text:a xlink:type="simple" xlink:href="https://www.youtube.com/watch?v=YSTpY7Gf3_8" text:style-name="Internet_20_link" text:visited-style-name="Visited_20_Internet_20_Link">www</text:a><text:a xlink:type="simple" xlink:href="https://www.youtube.com/watch?v=YSTpY7Gf3_8" text:style-name="Internet_20_link" text:visited-style-name="Visited_20_Internet_20_Link">.</text:a><text:a xlink:type="simple" xlink:href="https://www.youtube.com/watch?v=YSTpY7Gf3_8" text:style-name="Internet_20_link" text:visited-style-name="Visited_20_Internet_20_Link">youtube</text:a><text:a xlink:type="simple" xlink:href="https://www.youtube.com/watch?v=YSTpY7Gf3_8" text:style-name="Internet_20_link" text:visited-style-name="Visited_20_Internet_20_Link">.</text:a><text:a xlink:type="simple" xlink:href="https://www.youtube.com/watch?v=YSTpY7Gf3_8" text:style-name="Internet_20_link" text:visited-style-name="Visited_20_Internet_20_Link">com</text:a><text:a xlink:type="simple" xlink:href="https://www.youtube.com/watch?v=YSTpY7Gf3_8" text:style-name="Internet_20_link" text:visited-style-name="Visited_20_Internet_20_Link">/</text:a><text:a xlink:type="simple" xlink:href="https://www.youtube.com/watch?v=YSTpY7Gf3_8" text:style-name="Internet_20_link" text:visited-style-name="Visited_20_Internet_20_Link">watch</text:a><text:a xlink:type="simple" xlink:href="https://www.youtube.com/watch?v=YSTpY7Gf3_8" text:style-name="Internet_20_link" text:visited-style-name="Visited_20_Internet_20_Link">?</text:a><text:a xlink:type="simple" xlink:href="https://www.youtube.com/watch?v=YSTpY7Gf3_8" text:style-name="Internet_20_link" text:visited-style-name="Visited_20_Internet_20_Link">v</text:a><text:a xlink:type="simple" xlink:href="https://www.youtube.com/watch?v=YSTpY7Gf3_8" text:style-name="Internet_20_link" text:visited-style-name="Visited_20_Internet_20_Link">=</text:a><text:a xlink:type="simple" xlink:href="https://www.youtube.com/watch?v=YSTpY7Gf3_8" text:style-name="Internet_20_link" text:visited-style-name="Visited_20_Internet_20_Link">YSTpY</text:a><text:a xlink:type="simple" xlink:href="https://www.youtube.com/watch?v=YSTpY7Gf3_8" text:style-name="Internet_20_link" text:visited-style-name="Visited_20_Internet_20_Link">7</text:a><text:a xlink:type="simple" xlink:href="https://www.youtube.com/watch?v=YSTpY7Gf3_8" text:style-name="Internet_20_link" text:visited-style-name="Visited_20_Internet_20_Link">Gf</text:a><text:a xlink:type="simple" xlink:href="https://www.youtube.com/watch?v=YSTpY7Gf3_8" text:style-name="Internet_20_link" text:visited-style-name="Visited_20_Internet_20_Link">3_8</text:a> </text:p>
      <text:p text:style-name="P2">[Elektro?]</text:p>
      <text:p text:style-name="P2">Zaśmiałem się parokrotnie. Świetny, lekki kawałek. I ta wstawka z Tombstonem... <text:s/>Zdecydowany faworyt.</text:p>
      <text:p text:style-name="P2"/>
      <text:p text:style-name="P2">16. I: Cyril feat. Skyline – <text:span text:style-name="T3">The Surrogate</text:span></text:p>
      <text:p text:style-name="P2"><text:a xlink:type="simple" xlink:href="https://www.youtube.com/watch?v=G5GWBue9TZg" text:style-name="Internet_20_link" text:visited-style-name="Visited_20_Internet_20_Link">https</text:a><text:a xlink:type="simple" xlink:href="https://www.youtube.com/watch?v=G5GWBue9TZg" text:style-name="Internet_20_link" text:visited-style-name="Visited_20_Internet_20_Link">://</text:a><text:a xlink:type="simple" xlink:href="https://www.youtube.com/watch?v=G5GWBue9TZg" text:style-name="Internet_20_link" text:visited-style-name="Visited_20_Internet_20_Link">www</text:a><text:a xlink:type="simple" xlink:href="https://www.youtube.com/watch?v=G5GWBue9TZg" text:style-name="Internet_20_link" text:visited-style-name="Visited_20_Internet_20_Link">.</text:a><text:a xlink:type="simple" xlink:href="https://www.youtube.com/watch?v=G5GWBue9TZg" text:style-name="Internet_20_link" text:visited-style-name="Visited_20_Internet_20_Link">youtube</text:a><text:a xlink:type="simple" xlink:href="https://www.youtube.com/watch?v=G5GWBue9TZg" text:style-name="Internet_20_link" text:visited-style-name="Visited_20_Internet_20_Link">.</text:a><text:a xlink:type="simple" xlink:href="https://www.youtube.com/watch?v=G5GWBue9TZg" text:style-name="Internet_20_link" text:visited-style-name="Visited_20_Internet_20_Link">com</text:a><text:a xlink:type="simple" xlink:href="https://www.youtube.com/watch?v=G5GWBue9TZg" text:style-name="Internet_20_link" text:visited-style-name="Visited_20_Internet_20_Link">/</text:a><text:a xlink:type="simple" xlink:href="https://www.youtube.com/watch?v=G5GWBue9TZg" text:style-name="Internet_20_link" text:visited-style-name="Visited_20_Internet_20_Link">watch</text:a><text:a xlink:type="simple" xlink:href="https://www.youtube.com/watch?v=G5GWBue9TZg" text:style-name="Internet_20_link" text:visited-style-name="Visited_20_Internet_20_Link">?</text:a><text:a xlink:type="simple" xlink:href="https://www.youtube.com/watch?v=G5GWBue9TZg" text:style-name="Internet_20_link" text:visited-style-name="Visited_20_Internet_20_Link">v</text:a><text:a xlink:type="simple" xlink:href="https://www.youtube.com/watch?v=G5GWBue9TZg" text:style-name="Internet_20_link" text:visited-style-name="Visited_20_Internet_20_Link">=</text:a><text:a xlink:type="simple" xlink:href="https://www.youtube.com/watch?v=G5GWBue9TZg" text:style-name="Internet_20_link" text:visited-style-name="Visited_20_Internet_20_Link">G</text:a><text:a xlink:type="simple" xlink:href="https://www.youtube.com/watch?v=G5GWBue9TZg" text:style-name="Internet_20_link" text:visited-style-name="Visited_20_Internet_20_Link">5</text:a><text:a xlink:type="simple" xlink:href="https://www.youtube.com/watch?v=G5GWBue9TZg" text:style-name="Internet_20_link" text:visited-style-name="Visited_20_Internet_20_Link">GWBue</text:a><text:a xlink:type="simple" xlink:href="https://www.youtube.com/watch?v=G5GWBue9TZg" text:style-name="Internet_20_link" text:visited-style-name="Visited_20_Internet_20_Link">9</text:a><text:a xlink:type="simple" xlink:href="https://www.youtube.com/watch?v=G5GWBue9TZg" text:style-name="Internet_20_link" text:visited-style-name="Visited_20_Internet_20_Link">TZg</text:a> </text:p>
      <text:p text:style-name="P2">[Prog metal] [Growl] [More growl]</text:p>
      <text:p text:style-name="P2">Miejscami lekko fałszuje, do tego straszny chaos, ale ogólny rezultat zadowalający. Trudno mi powiedzieć coś o tekście, bo ledwo go słyszę.</text:p>
      <text:p text:style-name="P2"/>
      <text:p text:style-name="P2">17. K: Freewave –<text:span text:style-name="T3"> Pino Colada</text:span></text:p>
      <text:p text:style-name="P2"><text:a xlink:type="simple" xlink:href="https://www.youtube.com/watch?v=0f1DyVcIekU" text:style-name="Internet_20_link" text:visited-style-name="Visited_20_Internet_20_Link">https</text:a><text:a xlink:type="simple" xlink:href="https://www.youtube.com/watch?v=0f1DyVcIekU" text:style-name="Internet_20_link" text:visited-style-name="Visited_20_Internet_20_Link">://</text:a><text:a xlink:type="simple" xlink:href="https://www.youtube.com/watch?v=0f1DyVcIekU" text:style-name="Internet_20_link" text:visited-style-name="Visited_20_Internet_20_Link">www</text:a><text:a xlink:type="simple" xlink:href="https://www.youtube.com/watch?v=0f1DyVcIekU" text:style-name="Internet_20_link" text:visited-style-name="Visited_20_Internet_20_Link">.</text:a><text:a xlink:type="simple" xlink:href="https://www.youtube.com/watch?v=0f1DyVcIekU" text:style-name="Internet_20_link" text:visited-style-name="Visited_20_Internet_20_Link">youtube</text:a><text:a xlink:type="simple" xlink:href="https://www.youtube.com/watch?v=0f1DyVcIekU" text:style-name="Internet_20_link" text:visited-style-name="Visited_20_Internet_20_Link">.</text:a><text:a xlink:type="simple" xlink:href="https://www.youtube.com/watch?v=0f1DyVcIekU" text:style-name="Internet_20_link" text:visited-style-name="Visited_20_Internet_20_Link">com</text:a><text:a xlink:type="simple" xlink:href="https://www.youtube.com/watch?v=0f1DyVcIekU" text:style-name="Internet_20_link" text:visited-style-name="Visited_20_Internet_20_Link">/</text:a><text:a xlink:type="simple" xlink:href="https://www.youtube.com/watch?v=0f1DyVcIekU" text:style-name="Internet_20_link" text:visited-style-name="Visited_20_Internet_20_Link">watch</text:a><text:a xlink:type="simple" xlink:href="https://www.youtube.com/watch?v=0f1DyVcIekU" text:style-name="Internet_20_link" text:visited-style-name="Visited_20_Internet_20_Link">?</text:a><text:a xlink:type="simple" xlink:href="https://www.youtube.com/watch?v=0f1DyVcIekU" text:style-name="Internet_20_link" text:visited-style-name="Visited_20_Internet_20_Link">v</text:a><text:a xlink:type="simple" xlink:href="https://www.youtube.com/watch?v=0f1DyVcIekU" text:style-name="Internet_20_link" text:visited-style-name="Visited_20_Internet_20_Link">=0</text:a><text:a xlink:type="simple" xlink:href="https://www.youtube.com/watch?v=0f1DyVcIekU" text:style-name="Internet_20_link" text:visited-style-name="Visited_20_Internet_20_Link">f</text:a><text:a xlink:type="simple" xlink:href="https://www.youtube.com/watch?v=0f1DyVcIekU" text:style-name="Internet_20_link" text:visited-style-name="Visited_20_Internet_20_Link">1</text:a><text:a xlink:type="simple" xlink:href="https://www.youtube.com/watch?v=0f1DyVcIekU" text:style-name="Internet_20_link" text:visited-style-name="Visited_20_Internet_20_Link">DyVcIekU</text:a> </text:p>
      <text:p text:style-name="P2">[Reggae] [Wokal]</text:p>
      <text:p text:style-name="P2">Naprawdę rzadko słucham reggae, ale kiedy już mi się uda, to najczęściej uśmiecham się pod nosem przez sposób wymowy i głos wokalistów. Zapewne jest to cecha tego gatunku, nie wiem. <text:soft-page-break/>Ten tutaj kawałek nie jest inny i nie wywołuje u mnie żadnych emocji prócz prymitywnej radości. I tym właśnie zasłużył sobie na miejsce w tym przeglądzie!</text:p>
      <text:p text:style-name="P2"/>
      <text:p text:style-name="P2">18. K: Przewalski’s Ponies – <text:span text:style-name="T3">Derpy (Ditzy Horse)</text:span></text:p>
      <text:p text:style-name="P2"><text:a xlink:type="simple" xlink:href="https://www.youtube.com/watch?v=vuZ8VDyha6U" text:style-name="Internet_20_link" text:visited-style-name="Visited_20_Internet_20_Link">https</text:a><text:a xlink:type="simple" xlink:href="https://www.youtube.com/watch?v=vuZ8VDyha6U" text:style-name="Internet_20_link" text:visited-style-name="Visited_20_Internet_20_Link">://</text:a><text:a xlink:type="simple" xlink:href="https://www.youtube.com/watch?v=vuZ8VDyha6U" text:style-name="Internet_20_link" text:visited-style-name="Visited_20_Internet_20_Link">www</text:a><text:a xlink:type="simple" xlink:href="https://www.youtube.com/watch?v=vuZ8VDyha6U" text:style-name="Internet_20_link" text:visited-style-name="Visited_20_Internet_20_Link">.</text:a><text:a xlink:type="simple" xlink:href="https://www.youtube.com/watch?v=vuZ8VDyha6U" text:style-name="Internet_20_link" text:visited-style-name="Visited_20_Internet_20_Link">youtube</text:a><text:a xlink:type="simple" xlink:href="https://www.youtube.com/watch?v=vuZ8VDyha6U" text:style-name="Internet_20_link" text:visited-style-name="Visited_20_Internet_20_Link">.</text:a><text:a xlink:type="simple" xlink:href="https://www.youtube.com/watch?v=vuZ8VDyha6U" text:style-name="Internet_20_link" text:visited-style-name="Visited_20_Internet_20_Link">com</text:a><text:a xlink:type="simple" xlink:href="https://www.youtube.com/watch?v=vuZ8VDyha6U" text:style-name="Internet_20_link" text:visited-style-name="Visited_20_Internet_20_Link">/</text:a><text:a xlink:type="simple" xlink:href="https://www.youtube.com/watch?v=vuZ8VDyha6U" text:style-name="Internet_20_link" text:visited-style-name="Visited_20_Internet_20_Link">watch</text:a><text:a xlink:type="simple" xlink:href="https://www.youtube.com/watch?v=vuZ8VDyha6U" text:style-name="Internet_20_link" text:visited-style-name="Visited_20_Internet_20_Link">?</text:a><text:a xlink:type="simple" xlink:href="https://www.youtube.com/watch?v=vuZ8VDyha6U" text:style-name="Internet_20_link" text:visited-style-name="Visited_20_Internet_20_Link">v</text:a><text:a xlink:type="simple" xlink:href="https://www.youtube.com/watch?v=vuZ8VDyha6U" text:style-name="Internet_20_link" text:visited-style-name="Visited_20_Internet_20_Link">=</text:a><text:a xlink:type="simple" xlink:href="https://www.youtube.com/watch?v=vuZ8VDyha6U" text:style-name="Internet_20_link" text:visited-style-name="Visited_20_Internet_20_Link">vuZ</text:a><text:a xlink:type="simple" xlink:href="https://www.youtube.com/watch?v=vuZ8VDyha6U" text:style-name="Internet_20_link" text:visited-style-name="Visited_20_Internet_20_Link">8</text:a><text:a xlink:type="simple" xlink:href="https://www.youtube.com/watch?v=vuZ8VDyha6U" text:style-name="Internet_20_link" text:visited-style-name="Visited_20_Internet_20_Link">VDyha</text:a><text:a xlink:type="simple" xlink:href="https://www.youtube.com/watch?v=vuZ8VDyha6U" text:style-name="Internet_20_link" text:visited-style-name="Visited_20_Internet_20_Link">6</text:a><text:a xlink:type="simple" xlink:href="https://www.youtube.com/watch?v=vuZ8VDyha6U" text:style-name="Internet_20_link" text:visited-style-name="Visited_20_Internet_20_Link">U</text:a> </text:p>
      <text:p text:style-name="P2">[Dunno] [Wokal]</text:p>
      <text:p text:style-name="P2">Nacechowany pozytywną energią utwór o Derpy, grany w umiarkowanym tempie. Przewalscy znacznie odeszli od swojego zwyczajowego stylu, przechodząc bliżej elektroniki. Jeśli cały album ma taką otoczkę, to nawet z czystej ciekawości nadrobię zaległości.</text:p>
      <text:p text:style-name="P2"/>
      <text:p text:style-name="P2">19. K: 4everfreebrony – <text:span text:style-name="T3">Here on the Moon</text:span></text:p>
      <text:p text:style-name="P2"><text:a xlink:type="simple" xlink:href="https://www.youtube.com/watch?v=73xP-Ce-h7k" text:style-name="Internet_20_link" text:visited-style-name="Visited_20_Internet_20_Link">https</text:a><text:a xlink:type="simple" xlink:href="https://www.youtube.com/watch?v=73xP-Ce-h7k" text:style-name="Internet_20_link" text:visited-style-name="Visited_20_Internet_20_Link">://</text:a><text:a xlink:type="simple" xlink:href="https://www.youtube.com/watch?v=73xP-Ce-h7k" text:style-name="Internet_20_link" text:visited-style-name="Visited_20_Internet_20_Link">www</text:a><text:a xlink:type="simple" xlink:href="https://www.youtube.com/watch?v=73xP-Ce-h7k" text:style-name="Internet_20_link" text:visited-style-name="Visited_20_Internet_20_Link">.</text:a><text:a xlink:type="simple" xlink:href="https://www.youtube.com/watch?v=73xP-Ce-h7k" text:style-name="Internet_20_link" text:visited-style-name="Visited_20_Internet_20_Link">youtube</text:a><text:a xlink:type="simple" xlink:href="https://www.youtube.com/watch?v=73xP-Ce-h7k" text:style-name="Internet_20_link" text:visited-style-name="Visited_20_Internet_20_Link">.</text:a><text:a xlink:type="simple" xlink:href="https://www.youtube.com/watch?v=73xP-Ce-h7k" text:style-name="Internet_20_link" text:visited-style-name="Visited_20_Internet_20_Link">com</text:a><text:a xlink:type="simple" xlink:href="https://www.youtube.com/watch?v=73xP-Ce-h7k" text:style-name="Internet_20_link" text:visited-style-name="Visited_20_Internet_20_Link">/</text:a><text:a xlink:type="simple" xlink:href="https://www.youtube.com/watch?v=73xP-Ce-h7k" text:style-name="Internet_20_link" text:visited-style-name="Visited_20_Internet_20_Link">watch</text:a><text:a xlink:type="simple" xlink:href="https://www.youtube.com/watch?v=73xP-Ce-h7k" text:style-name="Internet_20_link" text:visited-style-name="Visited_20_Internet_20_Link">?</text:a><text:a xlink:type="simple" xlink:href="https://www.youtube.com/watch?v=73xP-Ce-h7k" text:style-name="Internet_20_link" text:visited-style-name="Visited_20_Internet_20_Link">v</text:a><text:a xlink:type="simple" xlink:href="https://www.youtube.com/watch?v=73xP-Ce-h7k" text:style-name="Internet_20_link" text:visited-style-name="Visited_20_Internet_20_Link">=73</text:a><text:a xlink:type="simple" xlink:href="https://www.youtube.com/watch?v=73xP-Ce-h7k" text:style-name="Internet_20_link" text:visited-style-name="Visited_20_Internet_20_Link">xP</text:a><text:a xlink:type="simple" xlink:href="https://www.youtube.com/watch?v=73xP-Ce-h7k" text:style-name="Internet_20_link" text:visited-style-name="Visited_20_Internet_20_Link">-</text:a><text:a xlink:type="simple" xlink:href="https://www.youtube.com/watch?v=73xP-Ce-h7k" text:style-name="Internet_20_link" text:visited-style-name="Visited_20_Internet_20_Link">Ce</text:a><text:a xlink:type="simple" xlink:href="https://www.youtube.com/watch?v=73xP-Ce-h7k" text:style-name="Internet_20_link" text:visited-style-name="Visited_20_Internet_20_Link">-</text:a><text:a xlink:type="simple" xlink:href="https://www.youtube.com/watch?v=73xP-Ce-h7k" text:style-name="Internet_20_link" text:visited-style-name="Visited_20_Internet_20_Link">h</text:a><text:a xlink:type="simple" xlink:href="https://www.youtube.com/watch?v=73xP-Ce-h7k" text:style-name="Internet_20_link" text:visited-style-name="Visited_20_Internet_20_Link">7</text:a><text:a xlink:type="simple" xlink:href="https://www.youtube.com/watch?v=73xP-Ce-h7k" text:style-name="Internet_20_link" text:visited-style-name="Visited_20_Internet_20_Link">k</text:a> </text:p>
      <text:p text:style-name="P2">[UKULELE!] [Swing?] [Wokal]</text:p>
      <text:p text:style-name="P2">Generalnie wesoły, skoczny kawałek o księżycu i przebywającym na nim kucyku. Co ciekawe, tym razem popisano się oryginalnością i nie jest to księżniczka Luna.</text:p>
      <text:p text:style-name="P2"/>
      <text:p text:style-name="P2">20. K: YourEnigma – <text:span text:style-name="T3">Tavi and Scratch</text:span></text:p>
      <text:p text:style-name="P2"><text:a xlink:type="simple" xlink:href="https://www.youtube.com/watch?v=pXcBHrcH158" text:style-name="Internet_20_link" text:visited-style-name="Visited_20_Internet_20_Link">https</text:a><text:a xlink:type="simple" xlink:href="https://www.youtube.com/watch?v=pXcBHrcH158" text:style-name="Internet_20_link" text:visited-style-name="Visited_20_Internet_20_Link">://</text:a><text:a xlink:type="simple" xlink:href="https://www.youtube.com/watch?v=pXcBHrcH158" text:style-name="Internet_20_link" text:visited-style-name="Visited_20_Internet_20_Link">www</text:a><text:a xlink:type="simple" xlink:href="https://www.youtube.com/watch?v=pXcBHrcH158" text:style-name="Internet_20_link" text:visited-style-name="Visited_20_Internet_20_Link">.</text:a><text:a xlink:type="simple" xlink:href="https://www.youtube.com/watch?v=pXcBHrcH158" text:style-name="Internet_20_link" text:visited-style-name="Visited_20_Internet_20_Link">youtube</text:a><text:a xlink:type="simple" xlink:href="https://www.youtube.com/watch?v=pXcBHrcH158" text:style-name="Internet_20_link" text:visited-style-name="Visited_20_Internet_20_Link">.</text:a><text:a xlink:type="simple" xlink:href="https://www.youtube.com/watch?v=pXcBHrcH158" text:style-name="Internet_20_link" text:visited-style-name="Visited_20_Internet_20_Link">com</text:a><text:a xlink:type="simple" xlink:href="https://www.youtube.com/watch?v=pXcBHrcH158" text:style-name="Internet_20_link" text:visited-style-name="Visited_20_Internet_20_Link">/</text:a><text:a xlink:type="simple" xlink:href="https://www.youtube.com/watch?v=pXcBHrcH158" text:style-name="Internet_20_link" text:visited-style-name="Visited_20_Internet_20_Link">watch</text:a><text:a xlink:type="simple" xlink:href="https://www.youtube.com/watch?v=pXcBHrcH158" text:style-name="Internet_20_link" text:visited-style-name="Visited_20_Internet_20_Link">?</text:a><text:a xlink:type="simple" xlink:href="https://www.youtube.com/watch?v=pXcBHrcH158" text:style-name="Internet_20_link" text:visited-style-name="Visited_20_Internet_20_Link">v</text:a><text:a xlink:type="simple" xlink:href="https://www.youtube.com/watch?v=pXcBHrcH158" text:style-name="Internet_20_link" text:visited-style-name="Visited_20_Internet_20_Link">=</text:a><text:a xlink:type="simple" xlink:href="https://www.youtube.com/watch?v=pXcBHrcH158" text:style-name="Internet_20_link" text:visited-style-name="Visited_20_Internet_20_Link">pXcBHrcH</text:a><text:a xlink:type="simple" xlink:href="https://www.youtube.com/watch?v=pXcBHrcH158" text:style-name="Internet_20_link" text:visited-style-name="Visited_20_Internet_20_Link">158</text:a></text:p>
      <text:p text:style-name="P2">[Electronic] [Piano] [Wokal]</text:p>
      <text:p text:style-name="P2">Szczerze nie wiem, co o tym powiedzieć. Zaczyna się łagodnie, by potem wszedł wysoki, żeński wokal przypominający miejscami Adele przeplatany elektroniką.</text:p>
      <text:p text:style-name="P2"/>
      <text:p text:style-name="P2">21. K: BroniKoni –<text:span text:style-name="T3"> Keep On Running</text:span></text:p>
      <text:p text:style-name="P2"><text:a xlink:type="simple" xlink:href="https://www.youtube.com/watch?v=tOeYVB4MRy4" text:style-name="Internet_20_link" text:visited-style-name="Visited_20_Internet_20_Link">https</text:a><text:a xlink:type="simple" xlink:href="https://www.youtube.com/watch?v=tOeYVB4MRy4" text:style-name="Internet_20_link" text:visited-style-name="Visited_20_Internet_20_Link">://</text:a><text:a xlink:type="simple" xlink:href="https://www.youtube.com/watch?v=tOeYVB4MRy4" text:style-name="Internet_20_link" text:visited-style-name="Visited_20_Internet_20_Link">www</text:a><text:a xlink:type="simple" xlink:href="https://www.youtube.com/watch?v=tOeYVB4MRy4" text:style-name="Internet_20_link" text:visited-style-name="Visited_20_Internet_20_Link">.</text:a><text:a xlink:type="simple" xlink:href="https://www.youtube.com/watch?v=tOeYVB4MRy4" text:style-name="Internet_20_link" text:visited-style-name="Visited_20_Internet_20_Link">youtube</text:a><text:a xlink:type="simple" xlink:href="https://www.youtube.com/watch?v=tOeYVB4MRy4" text:style-name="Internet_20_link" text:visited-style-name="Visited_20_Internet_20_Link">.</text:a><text:a xlink:type="simple" xlink:href="https://www.youtube.com/watch?v=tOeYVB4MRy4" text:style-name="Internet_20_link" text:visited-style-name="Visited_20_Internet_20_Link">com</text:a><text:a xlink:type="simple" xlink:href="https://www.youtube.com/watch?v=tOeYVB4MRy4" text:style-name="Internet_20_link" text:visited-style-name="Visited_20_Internet_20_Link">/</text:a><text:a xlink:type="simple" xlink:href="https://www.youtube.com/watch?v=tOeYVB4MRy4" text:style-name="Internet_20_link" text:visited-style-name="Visited_20_Internet_20_Link">watch</text:a><text:a xlink:type="simple" xlink:href="https://www.youtube.com/watch?v=tOeYVB4MRy4" text:style-name="Internet_20_link" text:visited-style-name="Visited_20_Internet_20_Link">?</text:a><text:a xlink:type="simple" xlink:href="https://www.youtube.com/watch?v=tOeYVB4MRy4" text:style-name="Internet_20_link" text:visited-style-name="Visited_20_Internet_20_Link">v</text:a><text:a xlink:type="simple" xlink:href="https://www.youtube.com/watch?v=tOeYVB4MRy4" text:style-name="Internet_20_link" text:visited-style-name="Visited_20_Internet_20_Link">=</text:a><text:a xlink:type="simple" xlink:href="https://www.youtube.com/watch?v=tOeYVB4MRy4" text:style-name="Internet_20_link" text:visited-style-name="Visited_20_Internet_20_Link">tOeYVB</text:a><text:a xlink:type="simple" xlink:href="https://www.youtube.com/watch?v=tOeYVB4MRy4" text:style-name="Internet_20_link" text:visited-style-name="Visited_20_Internet_20_Link">4</text:a><text:a xlink:type="simple" xlink:href="https://www.youtube.com/watch?v=tOeYVB4MRy4" text:style-name="Internet_20_link" text:visited-style-name="Visited_20_Internet_20_Link">MRy</text:a><text:a xlink:type="simple" xlink:href="https://www.youtube.com/watch?v=tOeYVB4MRy4" text:style-name="Internet_20_link" text:visited-style-name="Visited_20_Internet_20_Link">4</text:a></text:p>
      <text:p text:style-name="P2">[Rock] [Wokal]</text:p>
      <text:p text:style-name="P2">Nieznani dotąd przeze mnie rosyjscy muzycy fandomowi wydali nienajgorszy singiel o odnajdowaniu sensu po zagubieniu się w świecie. Energiczny i miły dla ucha, polecam.</text:p>
      <text:p text:style-name="P2"/>
      <text:p text:style-name="P2">22. K: PrinceWhateverer –<text:span text:style-name="T3"> Pursuing Fortune</text:span></text:p>
      <text:p text:style-name="P2"><text:a xlink:type="simple" xlink:href="https://www.youtube.com/watch?v=JZk3ksZPIwg" text:style-name="Internet_20_link" text:visited-style-name="Visited_20_Internet_20_Link">https</text:a><text:a xlink:type="simple" xlink:href="https://www.youtube.com/watch?v=JZk3ksZPIwg" text:style-name="Internet_20_link" text:visited-style-name="Visited_20_Internet_20_Link">://</text:a><text:a xlink:type="simple" xlink:href="https://www.youtube.com/watch?v=JZk3ksZPIwg" text:style-name="Internet_20_link" text:visited-style-name="Visited_20_Internet_20_Link">www</text:a><text:a xlink:type="simple" xlink:href="https://www.youtube.com/watch?v=JZk3ksZPIwg" text:style-name="Internet_20_link" text:visited-style-name="Visited_20_Internet_20_Link">.</text:a><text:a xlink:type="simple" xlink:href="https://www.youtube.com/watch?v=JZk3ksZPIwg" text:style-name="Internet_20_link" text:visited-style-name="Visited_20_Internet_20_Link">youtube</text:a><text:a xlink:type="simple" xlink:href="https://www.youtube.com/watch?v=JZk3ksZPIwg" text:style-name="Internet_20_link" text:visited-style-name="Visited_20_Internet_20_Link">.</text:a><text:a xlink:type="simple" xlink:href="https://www.youtube.com/watch?v=JZk3ksZPIwg" text:style-name="Internet_20_link" text:visited-style-name="Visited_20_Internet_20_Link">com</text:a><text:a xlink:type="simple" xlink:href="https://www.youtube.com/watch?v=JZk3ksZPIwg" text:style-name="Internet_20_link" text:visited-style-name="Visited_20_Internet_20_Link">/</text:a><text:a xlink:type="simple" xlink:href="https://www.youtube.com/watch?v=JZk3ksZPIwg" text:style-name="Internet_20_link" text:visited-style-name="Visited_20_Internet_20_Link">watch</text:a><text:a xlink:type="simple" xlink:href="https://www.youtube.com/watch?v=JZk3ksZPIwg" text:style-name="Internet_20_link" text:visited-style-name="Visited_20_Internet_20_Link">?</text:a><text:a xlink:type="simple" xlink:href="https://www.youtube.com/watch?v=JZk3ksZPIwg" text:style-name="Internet_20_link" text:visited-style-name="Visited_20_Internet_20_Link">v</text:a><text:a xlink:type="simple" xlink:href="https://www.youtube.com/watch?v=JZk3ksZPIwg" text:style-name="Internet_20_link" text:visited-style-name="Visited_20_Internet_20_Link">=</text:a><text:a xlink:type="simple" xlink:href="https://www.youtube.com/watch?v=JZk3ksZPIwg" text:style-name="Internet_20_link" text:visited-style-name="Visited_20_Internet_20_Link">JZk</text:a><text:a xlink:type="simple" xlink:href="https://www.youtube.com/watch?v=JZk3ksZPIwg" text:style-name="Internet_20_link" text:visited-style-name="Visited_20_Internet_20_Link">3</text:a><text:a xlink:type="simple" xlink:href="https://www.youtube.com/watch?v=JZk3ksZPIwg" text:style-name="Internet_20_link" text:visited-style-name="Visited_20_Internet_20_Link">ksZPIwg</text:a></text:p>
      <text:p text:style-name="P2">[Metal] [Wokal]</text:p>
      <text:p text:style-name="P2">Przyznam szczerze, że nie tak pamiętałem KsięciaCokolwieker sprzed dwóch lat, gdy wydał chwytający mnie za serce <text:span text:style-name="T3">Between Fairytales and Happy Endings</text:span>. Co nie oznacza oczywiście, że zmiany są złe – jak dla mnie nieznaczna różnica w stylu tylko uatrakcyjniła repertuar tego muzyka. A co wy sądzicie?</text:p>
      <text:p text:style-name="P2"/>
      <text:p text:style-name="P2">23. K: Winter Muse –<text:span text:style-name="T3"> MLP Love is Magic – First Movement</text:span></text:p>
      <text:p text:style-name="P2"><text:a xlink:type="simple" xlink:href="https://www.youtube.com/watch?v=WoG2CVG9rQM" text:style-name="Internet_20_link" text:visited-style-name="Visited_20_Internet_20_Link">https</text:a><text:a xlink:type="simple" xlink:href="https://www.youtube.com/watch?v=WoG2CVG9rQM" text:style-name="Internet_20_link" text:visited-style-name="Visited_20_Internet_20_Link">://</text:a><text:a xlink:type="simple" xlink:href="https://www.youtube.com/watch?v=WoG2CVG9rQM" text:style-name="Internet_20_link" text:visited-style-name="Visited_20_Internet_20_Link">www</text:a><text:a xlink:type="simple" xlink:href="https://www.youtube.com/watch?v=WoG2CVG9rQM" text:style-name="Internet_20_link" text:visited-style-name="Visited_20_Internet_20_Link">.</text:a><text:a xlink:type="simple" xlink:href="https://www.youtube.com/watch?v=WoG2CVG9rQM" text:style-name="Internet_20_link" text:visited-style-name="Visited_20_Internet_20_Link">youtube</text:a><text:a xlink:type="simple" xlink:href="https://www.youtube.com/watch?v=WoG2CVG9rQM" text:style-name="Internet_20_link" text:visited-style-name="Visited_20_Internet_20_Link">.</text:a><text:a xlink:type="simple" xlink:href="https://www.youtube.com/watch?v=WoG2CVG9rQM" text:style-name="Internet_20_link" text:visited-style-name="Visited_20_Internet_20_Link">com</text:a><text:a xlink:type="simple" xlink:href="https://www.youtube.com/watch?v=WoG2CVG9rQM" text:style-name="Internet_20_link" text:visited-style-name="Visited_20_Internet_20_Link">/</text:a><text:a xlink:type="simple" xlink:href="https://www.youtube.com/watch?v=WoG2CVG9rQM" text:style-name="Internet_20_link" text:visited-style-name="Visited_20_Internet_20_Link">watch</text:a><text:a xlink:type="simple" xlink:href="https://www.youtube.com/watch?v=WoG2CVG9rQM" text:style-name="Internet_20_link" text:visited-style-name="Visited_20_Internet_20_Link">?</text:a><text:a xlink:type="simple" xlink:href="https://www.youtube.com/watch?v=WoG2CVG9rQM" text:style-name="Internet_20_link" text:visited-style-name="Visited_20_Internet_20_Link">v</text:a><text:a xlink:type="simple" xlink:href="https://www.youtube.com/watch?v=WoG2CVG9rQM" text:style-name="Internet_20_link" text:visited-style-name="Visited_20_Internet_20_Link">=</text:a><text:a xlink:type="simple" xlink:href="https://www.youtube.com/watch?v=WoG2CVG9rQM" text:style-name="Internet_20_link" text:visited-style-name="Visited_20_Internet_20_Link">WoG</text:a><text:a xlink:type="simple" xlink:href="https://www.youtube.com/watch?v=WoG2CVG9rQM" text:style-name="Internet_20_link" text:visited-style-name="Visited_20_Internet_20_Link">2</text:a><text:a xlink:type="simple" xlink:href="https://www.youtube.com/watch?v=WoG2CVG9rQM" text:style-name="Internet_20_link" text:visited-style-name="Visited_20_Internet_20_Link">CVG</text:a><text:a xlink:type="simple" xlink:href="https://www.youtube.com/watch?v=WoG2CVG9rQM" text:style-name="Internet_20_link" text:visited-style-name="Visited_20_Internet_20_Link">9</text:a><text:a xlink:type="simple" xlink:href="https://www.youtube.com/watch?v=WoG2CVG9rQM" text:style-name="Internet_20_link" text:visited-style-name="Visited_20_Internet_20_Link">rQM</text:a> </text:p>
      <text:p text:style-name="P2">[Orchestral]</text:p>
      <text:p text:style-name="P2">Przyjemny, krótki kawałek. Autor sugeruje go jako motyw pierwszych schadzek Big Maca oraz Cheerilee. Muszę przyznać, że nawet pasuje.</text:p>
      <text:p text:style-name="P2"/>
      <text:p text:style-name="P2">24. K: Gatopaint –<text:span text:style-name="T3"> Still Worth Fighting For</text:span></text:p>
      <text:p text:style-name="P2"><text:a xlink:type="simple" xlink:href="https://www.youtube.com/watch?v=SUlH7xJJjp0" text:style-name="Internet_20_link" text:visited-style-name="Visited_20_Internet_20_Link">https</text:a><text:a xlink:type="simple" xlink:href="https://www.youtube.com/watch?v=SUlH7xJJjp0" text:style-name="Internet_20_link" text:visited-style-name="Visited_20_Internet_20_Link">://</text:a><text:a xlink:type="simple" xlink:href="https://www.youtube.com/watch?v=SUlH7xJJjp0" text:style-name="Internet_20_link" text:visited-style-name="Visited_20_Internet_20_Link">www</text:a><text:a xlink:type="simple" xlink:href="https://www.youtube.com/watch?v=SUlH7xJJjp0" text:style-name="Internet_20_link" text:visited-style-name="Visited_20_Internet_20_Link">.</text:a><text:a xlink:type="simple" xlink:href="https://www.youtube.com/watch?v=SUlH7xJJjp0" text:style-name="Internet_20_link" text:visited-style-name="Visited_20_Internet_20_Link">youtube</text:a><text:a xlink:type="simple" xlink:href="https://www.youtube.com/watch?v=SUlH7xJJjp0" text:style-name="Internet_20_link" text:visited-style-name="Visited_20_Internet_20_Link">.</text:a><text:a xlink:type="simple" xlink:href="https://www.youtube.com/watch?v=SUlH7xJJjp0" text:style-name="Internet_20_link" text:visited-style-name="Visited_20_Internet_20_Link">com</text:a><text:a xlink:type="simple" xlink:href="https://www.youtube.com/watch?v=SUlH7xJJjp0" text:style-name="Internet_20_link" text:visited-style-name="Visited_20_Internet_20_Link">/</text:a><text:a xlink:type="simple" xlink:href="https://www.youtube.com/watch?v=SUlH7xJJjp0" text:style-name="Internet_20_link" text:visited-style-name="Visited_20_Internet_20_Link">watch</text:a><text:a xlink:type="simple" xlink:href="https://www.youtube.com/watch?v=SUlH7xJJjp0" text:style-name="Internet_20_link" text:visited-style-name="Visited_20_Internet_20_Link">?</text:a><text:a xlink:type="simple" xlink:href="https://www.youtube.com/watch?v=SUlH7xJJjp0" text:style-name="Internet_20_link" text:visited-style-name="Visited_20_Internet_20_Link">v</text:a><text:a xlink:type="simple" xlink:href="https://www.youtube.com/watch?v=SUlH7xJJjp0" text:style-name="Internet_20_link" text:visited-style-name="Visited_20_Internet_20_Link">=</text:a><text:a xlink:type="simple" xlink:href="https://www.youtube.com/watch?v=SUlH7xJJjp0" text:style-name="Internet_20_link" text:visited-style-name="Visited_20_Internet_20_Link">SUlH</text:a><text:a xlink:type="simple" xlink:href="https://www.youtube.com/watch?v=SUlH7xJJjp0" text:style-name="Internet_20_link" text:visited-style-name="Visited_20_Internet_20_Link">7</text:a><text:a xlink:type="simple" xlink:href="https://www.youtube.com/watch?v=SUlH7xJJjp0" text:style-name="Internet_20_link" text:visited-style-name="Visited_20_Internet_20_Link">xJJjp</text:a><text:a xlink:type="simple" xlink:href="https://www.youtube.com/watch?v=SUlH7xJJjp0" text:style-name="Internet_20_link" text:visited-style-name="Visited_20_Internet_20_Link">0</text:a> </text:p>
      <text:p text:style-name="P2"><text:soft-page-break/>[Rock]</text:p>
      <text:p text:style-name="P2">Mocny, dobry kawałek rockowy od Gatopainta zawsze na propsie! Z innych spraw, nie wygląda to na piosenkę kucykową – nie ma tu żadnych nawiązań do serialu lub fandomu, zarówno w tekście, jak i obrazku.</text:p>
      <text:p text:style-name="P2"/>
      <text:p text:style-name="P2">25. K: Giddy Up –<text:span text:style-name="T3"> eXtaticus Eurobeat Remix</text:span></text:p>
      <text:p text:style-name="P2"><text:a xlink:type="simple" xlink:href="https://www.youtube.com/watch?v=n21Cw5jycHo" text:style-name="Internet_20_link" text:visited-style-name="Visited_20_Internet_20_Link">https</text:a><text:a xlink:type="simple" xlink:href="https://www.youtube.com/watch?v=n21Cw5jycHo" text:style-name="Internet_20_link" text:visited-style-name="Visited_20_Internet_20_Link">://</text:a><text:a xlink:type="simple" xlink:href="https://www.youtube.com/watch?v=n21Cw5jycHo" text:style-name="Internet_20_link" text:visited-style-name="Visited_20_Internet_20_Link">www</text:a><text:a xlink:type="simple" xlink:href="https://www.youtube.com/watch?v=n21Cw5jycHo" text:style-name="Internet_20_link" text:visited-style-name="Visited_20_Internet_20_Link">.</text:a><text:a xlink:type="simple" xlink:href="https://www.youtube.com/watch?v=n21Cw5jycHo" text:style-name="Internet_20_link" text:visited-style-name="Visited_20_Internet_20_Link">youtube</text:a><text:a xlink:type="simple" xlink:href="https://www.youtube.com/watch?v=n21Cw5jycHo" text:style-name="Internet_20_link" text:visited-style-name="Visited_20_Internet_20_Link">.</text:a><text:a xlink:type="simple" xlink:href="https://www.youtube.com/watch?v=n21Cw5jycHo" text:style-name="Internet_20_link" text:visited-style-name="Visited_20_Internet_20_Link">com</text:a><text:a xlink:type="simple" xlink:href="https://www.youtube.com/watch?v=n21Cw5jycHo" text:style-name="Internet_20_link" text:visited-style-name="Visited_20_Internet_20_Link">/</text:a><text:a xlink:type="simple" xlink:href="https://www.youtube.com/watch?v=n21Cw5jycHo" text:style-name="Internet_20_link" text:visited-style-name="Visited_20_Internet_20_Link">watch</text:a><text:a xlink:type="simple" xlink:href="https://www.youtube.com/watch?v=n21Cw5jycHo" text:style-name="Internet_20_link" text:visited-style-name="Visited_20_Internet_20_Link">?</text:a><text:a xlink:type="simple" xlink:href="https://www.youtube.com/watch?v=n21Cw5jycHo" text:style-name="Internet_20_link" text:visited-style-name="Visited_20_Internet_20_Link">v</text:a><text:a xlink:type="simple" xlink:href="https://www.youtube.com/watch?v=n21Cw5jycHo" text:style-name="Internet_20_link" text:visited-style-name="Visited_20_Internet_20_Link">=</text:a><text:a xlink:type="simple" xlink:href="https://www.youtube.com/watch?v=n21Cw5jycHo" text:style-name="Internet_20_link" text:visited-style-name="Visited_20_Internet_20_Link">n</text:a><text:a xlink:type="simple" xlink:href="https://www.youtube.com/watch?v=n21Cw5jycHo" text:style-name="Internet_20_link" text:visited-style-name="Visited_20_Internet_20_Link">21</text:a><text:a xlink:type="simple" xlink:href="https://www.youtube.com/watch?v=n21Cw5jycHo" text:style-name="Internet_20_link" text:visited-style-name="Visited_20_Internet_20_Link">Cw</text:a><text:a xlink:type="simple" xlink:href="https://www.youtube.com/watch?v=n21Cw5jycHo" text:style-name="Internet_20_link" text:visited-style-name="Visited_20_Internet_20_Link">5</text:a><text:a xlink:type="simple" xlink:href="https://www.youtube.com/watch?v=n21Cw5jycHo" text:style-name="Internet_20_link" text:visited-style-name="Visited_20_Internet_20_Link">jycHo</text:a></text:p>
      <text:p text:style-name="P2">[Elektronika]</text:p>
      <text:p text:style-name="P2">Prostota tekstu powala, a chwytliwość powoduje utrzymanie piosenki w głowie na dość długi czas. Strasznie mnie to wkurza, bo zazwyczaj nie słucham utworów elektronicznych, a już na pewno nie wpadają mi one w ucho.</text:p>
      <text:p text:style-name="P2"/>
      <text:p text:style-name="P2">26. K: ReuelBrony – <text:span text:style-name="T3">Bereft</text:span></text:p>
      <text:p text:style-name="P2"><text:a xlink:type="simple" xlink:href="https://www.youtube.com/watch?v=zwijGWy7c2M" text:style-name="Internet_20_link" text:visited-style-name="Visited_20_Internet_20_Link">https</text:a><text:a xlink:type="simple" xlink:href="https://www.youtube.com/watch?v=zwijGWy7c2M" text:style-name="Internet_20_link" text:visited-style-name="Visited_20_Internet_20_Link">://</text:a><text:a xlink:type="simple" xlink:href="https://www.youtube.com/watch?v=zwijGWy7c2M" text:style-name="Internet_20_link" text:visited-style-name="Visited_20_Internet_20_Link">www</text:a><text:a xlink:type="simple" xlink:href="https://www.youtube.com/watch?v=zwijGWy7c2M" text:style-name="Internet_20_link" text:visited-style-name="Visited_20_Internet_20_Link">.</text:a><text:a xlink:type="simple" xlink:href="https://www.youtube.com/watch?v=zwijGWy7c2M" text:style-name="Internet_20_link" text:visited-style-name="Visited_20_Internet_20_Link">youtube</text:a><text:a xlink:type="simple" xlink:href="https://www.youtube.com/watch?v=zwijGWy7c2M" text:style-name="Internet_20_link" text:visited-style-name="Visited_20_Internet_20_Link">.</text:a><text:a xlink:type="simple" xlink:href="https://www.youtube.com/watch?v=zwijGWy7c2M" text:style-name="Internet_20_link" text:visited-style-name="Visited_20_Internet_20_Link">com</text:a><text:a xlink:type="simple" xlink:href="https://www.youtube.com/watch?v=zwijGWy7c2M" text:style-name="Internet_20_link" text:visited-style-name="Visited_20_Internet_20_Link">/</text:a><text:a xlink:type="simple" xlink:href="https://www.youtube.com/watch?v=zwijGWy7c2M" text:style-name="Internet_20_link" text:visited-style-name="Visited_20_Internet_20_Link">watch</text:a><text:a xlink:type="simple" xlink:href="https://www.youtube.com/watch?v=zwijGWy7c2M" text:style-name="Internet_20_link" text:visited-style-name="Visited_20_Internet_20_Link">?</text:a><text:a xlink:type="simple" xlink:href="https://www.youtube.com/watch?v=zwijGWy7c2M" text:style-name="Internet_20_link" text:visited-style-name="Visited_20_Internet_20_Link">v</text:a><text:a xlink:type="simple" xlink:href="https://www.youtube.com/watch?v=zwijGWy7c2M" text:style-name="Internet_20_link" text:visited-style-name="Visited_20_Internet_20_Link">=</text:a><text:a xlink:type="simple" xlink:href="https://www.youtube.com/watch?v=zwijGWy7c2M" text:style-name="Internet_20_link" text:visited-style-name="Visited_20_Internet_20_Link">zwijGWy</text:a><text:a xlink:type="simple" xlink:href="https://www.youtube.com/watch?v=zwijGWy7c2M" text:style-name="Internet_20_link" text:visited-style-name="Visited_20_Internet_20_Link">7</text:a><text:a xlink:type="simple" xlink:href="https://www.youtube.com/watch?v=zwijGWy7c2M" text:style-name="Internet_20_link" text:visited-style-name="Visited_20_Internet_20_Link">c</text:a><text:a xlink:type="simple" xlink:href="https://www.youtube.com/watch?v=zwijGWy7c2M" text:style-name="Internet_20_link" text:visited-style-name="Visited_20_Internet_20_Link">2</text:a><text:a xlink:type="simple" xlink:href="https://www.youtube.com/watch?v=zwijGWy7c2M" text:style-name="Internet_20_link" text:visited-style-name="Visited_20_Internet_20_Link">M</text:a></text:p>
      <text:p text:style-name="P2">[Tak, znowu elektronika] [Wokal!]</text:p>
      <text:p text:style-name="P2">Zaczyna się niepozornie, bo wokalem, który to właśnie mnie przykuwa do tego utworu. Łagodny, przyjemny, aż chce się słuchać. Polecam.</text:p>
      <text:p text:style-name="P2"/>
      <text:p text:style-name="P2">27. K: VocalScorePony –<text:span text:style-name="T3"> I Can’t Wait</text:span></text:p>
      <text:p text:style-name="P2"><text:a xlink:type="simple" xlink:href="https://www.youtube.com/watch?v=ywLvJsi1hJ4" text:style-name="Internet_20_link" text:visited-style-name="Visited_20_Internet_20_Link">https</text:a><text:a xlink:type="simple" xlink:href="https://www.youtube.com/watch?v=ywLvJsi1hJ4" text:style-name="Internet_20_link" text:visited-style-name="Visited_20_Internet_20_Link">://</text:a><text:a xlink:type="simple" xlink:href="https://www.youtube.com/watch?v=ywLvJsi1hJ4" text:style-name="Internet_20_link" text:visited-style-name="Visited_20_Internet_20_Link">www</text:a><text:a xlink:type="simple" xlink:href="https://www.youtube.com/watch?v=ywLvJsi1hJ4" text:style-name="Internet_20_link" text:visited-style-name="Visited_20_Internet_20_Link">.</text:a><text:a xlink:type="simple" xlink:href="https://www.youtube.com/watch?v=ywLvJsi1hJ4" text:style-name="Internet_20_link" text:visited-style-name="Visited_20_Internet_20_Link">youtube</text:a><text:a xlink:type="simple" xlink:href="https://www.youtube.com/watch?v=ywLvJsi1hJ4" text:style-name="Internet_20_link" text:visited-style-name="Visited_20_Internet_20_Link">.</text:a><text:a xlink:type="simple" xlink:href="https://www.youtube.com/watch?v=ywLvJsi1hJ4" text:style-name="Internet_20_link" text:visited-style-name="Visited_20_Internet_20_Link">com</text:a><text:a xlink:type="simple" xlink:href="https://www.youtube.com/watch?v=ywLvJsi1hJ4" text:style-name="Internet_20_link" text:visited-style-name="Visited_20_Internet_20_Link">/</text:a><text:a xlink:type="simple" xlink:href="https://www.youtube.com/watch?v=ywLvJsi1hJ4" text:style-name="Internet_20_link" text:visited-style-name="Visited_20_Internet_20_Link">watch</text:a><text:a xlink:type="simple" xlink:href="https://www.youtube.com/watch?v=ywLvJsi1hJ4" text:style-name="Internet_20_link" text:visited-style-name="Visited_20_Internet_20_Link">?</text:a><text:a xlink:type="simple" xlink:href="https://www.youtube.com/watch?v=ywLvJsi1hJ4" text:style-name="Internet_20_link" text:visited-style-name="Visited_20_Internet_20_Link">v</text:a><text:a xlink:type="simple" xlink:href="https://www.youtube.com/watch?v=ywLvJsi1hJ4" text:style-name="Internet_20_link" text:visited-style-name="Visited_20_Internet_20_Link">=</text:a><text:a xlink:type="simple" xlink:href="https://www.youtube.com/watch?v=ywLvJsi1hJ4" text:style-name="Internet_20_link" text:visited-style-name="Visited_20_Internet_20_Link">ywLvJsi</text:a><text:a xlink:type="simple" xlink:href="https://www.youtube.com/watch?v=ywLvJsi1hJ4" text:style-name="Internet_20_link" text:visited-style-name="Visited_20_Internet_20_Link">1</text:a><text:a xlink:type="simple" xlink:href="https://www.youtube.com/watch?v=ywLvJsi1hJ4" text:style-name="Internet_20_link" text:visited-style-name="Visited_20_Internet_20_Link">hJ</text:a><text:a xlink:type="simple" xlink:href="https://www.youtube.com/watch?v=ywLvJsi1hJ4" text:style-name="Internet_20_link" text:visited-style-name="Visited_20_Internet_20_Link">4</text:a> </text:p>
      <text:p text:style-name="P2">[Soft electro] [Wokal]</text:p>
      <text:p text:style-name="P2">Główną rolę zdecydowanie pełni tu wokal, który został poddany lekkiemu fadeoutowi i efektowi echa. Całość prezentuje się nawet nie najgorzej, bo i dźwięki syntezatorów nie są aż tak głośne.</text:p>
      <text:p text:style-name="P2"/>
      <text:p text:style-name="P2">28. K: MogulDash &amp; BluNoseReindeer – <text:span text:style-name="T3">Year of the Horse</text:span></text:p>
      <text:p text:style-name="P2"><text:a xlink:type="simple" xlink:href="https://www.youtube.com/watch?v=ccZd7jsToxM" text:style-name="Internet_20_link" text:visited-style-name="Visited_20_Internet_20_Link">https</text:a><text:a xlink:type="simple" xlink:href="https://www.youtube.com/watch?v=ccZd7jsToxM" text:style-name="Internet_20_link" text:visited-style-name="Visited_20_Internet_20_Link">://</text:a><text:a xlink:type="simple" xlink:href="https://www.youtube.com/watch?v=ccZd7jsToxM" text:style-name="Internet_20_link" text:visited-style-name="Visited_20_Internet_20_Link">www</text:a><text:a xlink:type="simple" xlink:href="https://www.youtube.com/watch?v=ccZd7jsToxM" text:style-name="Internet_20_link" text:visited-style-name="Visited_20_Internet_20_Link">.</text:a><text:a xlink:type="simple" xlink:href="https://www.youtube.com/watch?v=ccZd7jsToxM" text:style-name="Internet_20_link" text:visited-style-name="Visited_20_Internet_20_Link">youtube</text:a><text:a xlink:type="simple" xlink:href="https://www.youtube.com/watch?v=ccZd7jsToxM" text:style-name="Internet_20_link" text:visited-style-name="Visited_20_Internet_20_Link">.</text:a><text:a xlink:type="simple" xlink:href="https://www.youtube.com/watch?v=ccZd7jsToxM" text:style-name="Internet_20_link" text:visited-style-name="Visited_20_Internet_20_Link">com</text:a><text:a xlink:type="simple" xlink:href="https://www.youtube.com/watch?v=ccZd7jsToxM" text:style-name="Internet_20_link" text:visited-style-name="Visited_20_Internet_20_Link">/</text:a><text:a xlink:type="simple" xlink:href="https://www.youtube.com/watch?v=ccZd7jsToxM" text:style-name="Internet_20_link" text:visited-style-name="Visited_20_Internet_20_Link">watch</text:a><text:a xlink:type="simple" xlink:href="https://www.youtube.com/watch?v=ccZd7jsToxM" text:style-name="Internet_20_link" text:visited-style-name="Visited_20_Internet_20_Link">?</text:a><text:a xlink:type="simple" xlink:href="https://www.youtube.com/watch?v=ccZd7jsToxM" text:style-name="Internet_20_link" text:visited-style-name="Visited_20_Internet_20_Link">v</text:a><text:a xlink:type="simple" xlink:href="https://www.youtube.com/watch?v=ccZd7jsToxM" text:style-name="Internet_20_link" text:visited-style-name="Visited_20_Internet_20_Link">=</text:a><text:a xlink:type="simple" xlink:href="https://www.youtube.com/watch?v=ccZd7jsToxM" text:style-name="Internet_20_link" text:visited-style-name="Visited_20_Internet_20_Link">ccZd</text:a><text:a xlink:type="simple" xlink:href="https://www.youtube.com/watch?v=ccZd7jsToxM" text:style-name="Internet_20_link" text:visited-style-name="Visited_20_Internet_20_Link">7</text:a><text:a xlink:type="simple" xlink:href="https://www.youtube.com/watch?v=ccZd7jsToxM" text:style-name="Internet_20_link" text:visited-style-name="Visited_20_Internet_20_Link">jsToxM</text:a></text:p>
      <text:p text:style-name="P2">[(Kill me) Elektronika]</text:p>
      <text:p text:style-name="P2">Kończą mi się powoli pomysły, jak opisywać kolejne utwory, które dla mojego skrajnie nieelektronicznego ucha brzmią tak samo.</text:p>
      <text:p text:style-name="P2"/>
      <text:p text:style-name="P2">29. K: TAPS –<text:span text:style-name="T3"> My Rarity</text:span></text:p>
      <text:p text:style-name="P2"><text:a xlink:type="simple" xlink:href="https://www.youtube.com/watch?v=peC_semVOxo" text:style-name="Internet_20_link" text:visited-style-name="Visited_20_Internet_20_Link">https</text:a><text:a xlink:type="simple" xlink:href="https://www.youtube.com/watch?v=peC_semVOxo" text:style-name="Internet_20_link" text:visited-style-name="Visited_20_Internet_20_Link">://</text:a><text:a xlink:type="simple" xlink:href="https://www.youtube.com/watch?v=peC_semVOxo" text:style-name="Internet_20_link" text:visited-style-name="Visited_20_Internet_20_Link">www</text:a><text:a xlink:type="simple" xlink:href="https://www.youtube.com/watch?v=peC_semVOxo" text:style-name="Internet_20_link" text:visited-style-name="Visited_20_Internet_20_Link">.</text:a><text:a xlink:type="simple" xlink:href="https://www.youtube.com/watch?v=peC_semVOxo" text:style-name="Internet_20_link" text:visited-style-name="Visited_20_Internet_20_Link">youtube</text:a><text:a xlink:type="simple" xlink:href="https://www.youtube.com/watch?v=peC_semVOxo" text:style-name="Internet_20_link" text:visited-style-name="Visited_20_Internet_20_Link">.</text:a><text:a xlink:type="simple" xlink:href="https://www.youtube.com/watch?v=peC_semVOxo" text:style-name="Internet_20_link" text:visited-style-name="Visited_20_Internet_20_Link">com</text:a><text:a xlink:type="simple" xlink:href="https://www.youtube.com/watch?v=peC_semVOxo" text:style-name="Internet_20_link" text:visited-style-name="Visited_20_Internet_20_Link">/</text:a><text:a xlink:type="simple" xlink:href="https://www.youtube.com/watch?v=peC_semVOxo" text:style-name="Internet_20_link" text:visited-style-name="Visited_20_Internet_20_Link">watch</text:a><text:a xlink:type="simple" xlink:href="https://www.youtube.com/watch?v=peC_semVOxo" text:style-name="Internet_20_link" text:visited-style-name="Visited_20_Internet_20_Link">?</text:a><text:a xlink:type="simple" xlink:href="https://www.youtube.com/watch?v=peC_semVOxo" text:style-name="Internet_20_link" text:visited-style-name="Visited_20_Internet_20_Link">v</text:a><text:a xlink:type="simple" xlink:href="https://www.youtube.com/watch?v=peC_semVOxo" text:style-name="Internet_20_link" text:visited-style-name="Visited_20_Internet_20_Link">=</text:a><text:a xlink:type="simple" xlink:href="https://www.youtube.com/watch?v=peC_semVOxo" text:style-name="Internet_20_link" text:visited-style-name="Visited_20_Internet_20_Link">peC</text:a><text:a xlink:type="simple" xlink:href="https://www.youtube.com/watch?v=peC_semVOxo" text:style-name="Internet_20_link" text:visited-style-name="Visited_20_Internet_20_Link">_</text:a><text:a xlink:type="simple" xlink:href="https://www.youtube.com/watch?v=peC_semVOxo" text:style-name="Internet_20_link" text:visited-style-name="Visited_20_Internet_20_Link">semVOxo</text:a> </text:p>
      <text:p text:style-name="P2">[Piano] [Elektronika] [Wokal]</text:p>
      <text:p text:style-name="P2">Nigdy nie rozumiałem, dlaczego Spike tak bardzo leci na Rarity. Ale jak głosi najstarsze powiedzenie internetu, “everything can be shipped”. Utwór poświęcony właśnie temu niedoszłemu związkowi.</text:p>
      <text:p text:style-name="P2"/>
      <text:p text:style-name="P2">30. K: Vylet –<text:span text:style-name="T3"> Smile On </text:span></text:p>
      <text:p text:style-name="P2"><text:a xlink:type="simple" xlink:href="https://www.youtube.com/watch?v=o9amCd3Hm44" text:style-name="Internet_20_link" text:visited-style-name="Visited_20_Internet_20_Link">https</text:a><text:a xlink:type="simple" xlink:href="https://www.youtube.com/watch?v=o9amCd3Hm44" text:style-name="Internet_20_link" text:visited-style-name="Visited_20_Internet_20_Link">://</text:a><text:a xlink:type="simple" xlink:href="https://www.youtube.com/watch?v=o9amCd3Hm44" text:style-name="Internet_20_link" text:visited-style-name="Visited_20_Internet_20_Link">www</text:a><text:a xlink:type="simple" xlink:href="https://www.youtube.com/watch?v=o9amCd3Hm44" text:style-name="Internet_20_link" text:visited-style-name="Visited_20_Internet_20_Link">.</text:a><text:a xlink:type="simple" xlink:href="https://www.youtube.com/watch?v=o9amCd3Hm44" text:style-name="Internet_20_link" text:visited-style-name="Visited_20_Internet_20_Link">youtube</text:a><text:a xlink:type="simple" xlink:href="https://www.youtube.com/watch?v=o9amCd3Hm44" text:style-name="Internet_20_link" text:visited-style-name="Visited_20_Internet_20_Link">.</text:a><text:a xlink:type="simple" xlink:href="https://www.youtube.com/watch?v=o9amCd3Hm44" text:style-name="Internet_20_link" text:visited-style-name="Visited_20_Internet_20_Link">com</text:a><text:a xlink:type="simple" xlink:href="https://www.youtube.com/watch?v=o9amCd3Hm44" text:style-name="Internet_20_link" text:visited-style-name="Visited_20_Internet_20_Link">/</text:a><text:a xlink:type="simple" xlink:href="https://www.youtube.com/watch?v=o9amCd3Hm44" text:style-name="Internet_20_link" text:visited-style-name="Visited_20_Internet_20_Link">watch</text:a><text:a xlink:type="simple" xlink:href="https://www.youtube.com/watch?v=o9amCd3Hm44" text:style-name="Internet_20_link" text:visited-style-name="Visited_20_Internet_20_Link">?</text:a><text:a xlink:type="simple" xlink:href="https://www.youtube.com/watch?v=o9amCd3Hm44" text:style-name="Internet_20_link" text:visited-style-name="Visited_20_Internet_20_Link">v</text:a><text:a xlink:type="simple" xlink:href="https://www.youtube.com/watch?v=o9amCd3Hm44" text:style-name="Internet_20_link" text:visited-style-name="Visited_20_Internet_20_Link">=</text:a><text:a xlink:type="simple" xlink:href="https://www.youtube.com/watch?v=o9amCd3Hm44" text:style-name="Internet_20_link" text:visited-style-name="Visited_20_Internet_20_Link">o</text:a><text:a xlink:type="simple" xlink:href="https://www.youtube.com/watch?v=o9amCd3Hm44" text:style-name="Internet_20_link" text:visited-style-name="Visited_20_Internet_20_Link">9</text:a><text:a xlink:type="simple" xlink:href="https://www.youtube.com/watch?v=o9amCd3Hm44" text:style-name="Internet_20_link" text:visited-style-name="Visited_20_Internet_20_Link">amCd</text:a><text:a xlink:type="simple" xlink:href="https://www.youtube.com/watch?v=o9amCd3Hm44" text:style-name="Internet_20_link" text:visited-style-name="Visited_20_Internet_20_Link">3</text:a><text:a xlink:type="simple" xlink:href="https://www.youtube.com/watch?v=o9amCd3Hm44" text:style-name="Internet_20_link" text:visited-style-name="Visited_20_Internet_20_Link">Hm</text:a><text:a xlink:type="simple" xlink:href="https://www.youtube.com/watch?v=o9amCd3Hm44" text:style-name="Internet_20_link" text:visited-style-name="Visited_20_Internet_20_Link">44</text:a></text:p>
      <text:p text:style-name="P2">[Piano] [Wokal] [Rock]</text:p>
      <text:p text:style-name="P2">Kontynuacja/alternatywna wersja najlepszej piosenki w całym serialu? All of my yes! Nieco żywszy niż <text:span text:style-name="T3">Smile</text:span> utwór o uśmiechaniu się i przyjaźni.</text:p>
      <text:p text:style-name="P2"/>
      <text:p text:style-name="P2">31. K: Reverb Brony feat. Razor Tongue –<text:span text:style-name="T3"> The Flightless Fury</text:span></text:p>
      <text:p text:style-name="P2"><text:soft-page-break/><text:a xlink:type="simple" xlink:href="https://www.youtube.com/watch?v=35v7czU9ZoI" text:style-name="Internet_20_link" text:visited-style-name="Visited_20_Internet_20_Link">https</text:a><text:a xlink:type="simple" xlink:href="https://www.youtube.com/watch?v=35v7czU9ZoI" text:style-name="Internet_20_link" text:visited-style-name="Visited_20_Internet_20_Link">://</text:a><text:a xlink:type="simple" xlink:href="https://www.youtube.com/watch?v=35v7czU9ZoI" text:style-name="Internet_20_link" text:visited-style-name="Visited_20_Internet_20_Link">www</text:a><text:a xlink:type="simple" xlink:href="https://www.youtube.com/watch?v=35v7czU9ZoI" text:style-name="Internet_20_link" text:visited-style-name="Visited_20_Internet_20_Link">.</text:a><text:a xlink:type="simple" xlink:href="https://www.youtube.com/watch?v=35v7czU9ZoI" text:style-name="Internet_20_link" text:visited-style-name="Visited_20_Internet_20_Link">youtube</text:a><text:a xlink:type="simple" xlink:href="https://www.youtube.com/watch?v=35v7czU9ZoI" text:style-name="Internet_20_link" text:visited-style-name="Visited_20_Internet_20_Link">.</text:a><text:a xlink:type="simple" xlink:href="https://www.youtube.com/watch?v=35v7czU9ZoI" text:style-name="Internet_20_link" text:visited-style-name="Visited_20_Internet_20_Link">com</text:a><text:a xlink:type="simple" xlink:href="https://www.youtube.com/watch?v=35v7czU9ZoI" text:style-name="Internet_20_link" text:visited-style-name="Visited_20_Internet_20_Link">/</text:a><text:a xlink:type="simple" xlink:href="https://www.youtube.com/watch?v=35v7czU9ZoI" text:style-name="Internet_20_link" text:visited-style-name="Visited_20_Internet_20_Link">watch</text:a><text:a xlink:type="simple" xlink:href="https://www.youtube.com/watch?v=35v7czU9ZoI" text:style-name="Internet_20_link" text:visited-style-name="Visited_20_Internet_20_Link">?</text:a><text:a xlink:type="simple" xlink:href="https://www.youtube.com/watch?v=35v7czU9ZoI" text:style-name="Internet_20_link" text:visited-style-name="Visited_20_Internet_20_Link">v</text:a><text:a xlink:type="simple" xlink:href="https://www.youtube.com/watch?v=35v7czU9ZoI" text:style-name="Internet_20_link" text:visited-style-name="Visited_20_Internet_20_Link">=35</text:a><text:a xlink:type="simple" xlink:href="https://www.youtube.com/watch?v=35v7czU9ZoI" text:style-name="Internet_20_link" text:visited-style-name="Visited_20_Internet_20_Link">v</text:a><text:a xlink:type="simple" xlink:href="https://www.youtube.com/watch?v=35v7czU9ZoI" text:style-name="Internet_20_link" text:visited-style-name="Visited_20_Internet_20_Link">7</text:a><text:a xlink:type="simple" xlink:href="https://www.youtube.com/watch?v=35v7czU9ZoI" text:style-name="Internet_20_link" text:visited-style-name="Visited_20_Internet_20_Link">czU</text:a><text:a xlink:type="simple" xlink:href="https://www.youtube.com/watch?v=35v7czU9ZoI" text:style-name="Internet_20_link" text:visited-style-name="Visited_20_Internet_20_Link">9</text:a><text:a xlink:type="simple" xlink:href="https://www.youtube.com/watch?v=35v7czU9ZoI" text:style-name="Internet_20_link" text:visited-style-name="Visited_20_Internet_20_Link">ZoI</text:a> </text:p>
      <text:p text:style-name="P2">[Metal] [Wokal/growl]</text:p>
      <text:p text:style-name="P2">Nareszcie coś bliższego moim gustom! I to w dodatku całkiem długiego i pięknego! Trochę historii: Nielotny Furion (Tak, wiem, że brzmi to bardzo źle…) to smok, który przez lata terroryzował pewien kraj. Po okresie, w którym nie używał swoich skrzydeł, postanowił powrócić do dawnego rzemiosła. Szczerze, gorąco polecam przesłuchanie całości.</text:p>
      <text:p text:style-name="P2"/>
      <text:p text:style-name="P2">32. K: Turqoise Splash feat. Megaphoric, ISMBOF, 4EverfreeBrony – <text:span text:style-name="T3">Counting Sheep</text:span></text:p>
      <text:p text:style-name="P2"><text:a xlink:type="simple" xlink:href="https://www.youtube.com/watch?v=LDQpizfIWy4" text:style-name="Internet_20_link" text:visited-style-name="Visited_20_Internet_20_Link">https</text:a><text:a xlink:type="simple" xlink:href="https://www.youtube.com/watch?v=LDQpizfIWy4" text:style-name="Internet_20_link" text:visited-style-name="Visited_20_Internet_20_Link">://</text:a><text:a xlink:type="simple" xlink:href="https://www.youtube.com/watch?v=LDQpizfIWy4" text:style-name="Internet_20_link" text:visited-style-name="Visited_20_Internet_20_Link">www</text:a><text:a xlink:type="simple" xlink:href="https://www.youtube.com/watch?v=LDQpizfIWy4" text:style-name="Internet_20_link" text:visited-style-name="Visited_20_Internet_20_Link">.</text:a><text:a xlink:type="simple" xlink:href="https://www.youtube.com/watch?v=LDQpizfIWy4" text:style-name="Internet_20_link" text:visited-style-name="Visited_20_Internet_20_Link">youtube</text:a><text:a xlink:type="simple" xlink:href="https://www.youtube.com/watch?v=LDQpizfIWy4" text:style-name="Internet_20_link" text:visited-style-name="Visited_20_Internet_20_Link">.</text:a><text:a xlink:type="simple" xlink:href="https://www.youtube.com/watch?v=LDQpizfIWy4" text:style-name="Internet_20_link" text:visited-style-name="Visited_20_Internet_20_Link">com</text:a><text:a xlink:type="simple" xlink:href="https://www.youtube.com/watch?v=LDQpizfIWy4" text:style-name="Internet_20_link" text:visited-style-name="Visited_20_Internet_20_Link">/</text:a><text:a xlink:type="simple" xlink:href="https://www.youtube.com/watch?v=LDQpizfIWy4" text:style-name="Internet_20_link" text:visited-style-name="Visited_20_Internet_20_Link">watch</text:a><text:a xlink:type="simple" xlink:href="https://www.youtube.com/watch?v=LDQpizfIWy4" text:style-name="Internet_20_link" text:visited-style-name="Visited_20_Internet_20_Link">?</text:a><text:a xlink:type="simple" xlink:href="https://www.youtube.com/watch?v=LDQpizfIWy4" text:style-name="Internet_20_link" text:visited-style-name="Visited_20_Internet_20_Link">v</text:a><text:a xlink:type="simple" xlink:href="https://www.youtube.com/watch?v=LDQpizfIWy4" text:style-name="Internet_20_link" text:visited-style-name="Visited_20_Internet_20_Link">=</text:a><text:a xlink:type="simple" xlink:href="https://www.youtube.com/watch?v=LDQpizfIWy4" text:style-name="Internet_20_link" text:visited-style-name="Visited_20_Internet_20_Link">LDQpizfIWy</text:a><text:a xlink:type="simple" xlink:href="https://www.youtube.com/watch?v=LDQpizfIWy4" text:style-name="Internet_20_link" text:visited-style-name="Visited_20_Internet_20_Link">4</text:a></text:p>
      <text:p text:style-name="P2">[Acoustic] [Wokal] [Piano]</text:p>
      <text:p text:style-name="P2">Przyjemna piosenka o śnie i miłości. Nie ma tu nic do dodania – piękne wykonanie, czysty głos i niesamowite zgranie nadają temu utworowi bardzo miłą otoczkę.</text:p>
      <text:p text:style-name="P2"/>
      <text:p text:style-name="P2">33. K: OhPonyBoy – The Blob Symphony</text:p>
      <text:p text:style-name="P2"><text:a xlink:type="simple" xlink:href="https://www.youtube.com/watch?v=hVvnuEVxvwQ" text:style-name="Internet_20_link" text:visited-style-name="Visited_20_Internet_20_Link">https</text:a><text:a xlink:type="simple" xlink:href="https://www.youtube.com/watch?v=hVvnuEVxvwQ" text:style-name="Internet_20_link" text:visited-style-name="Visited_20_Internet_20_Link">://</text:a><text:a xlink:type="simple" xlink:href="https://www.youtube.com/watch?v=hVvnuEVxvwQ" text:style-name="Internet_20_link" text:visited-style-name="Visited_20_Internet_20_Link">www</text:a><text:a xlink:type="simple" xlink:href="https://www.youtube.com/watch?v=hVvnuEVxvwQ" text:style-name="Internet_20_link" text:visited-style-name="Visited_20_Internet_20_Link">.</text:a><text:a xlink:type="simple" xlink:href="https://www.youtube.com/watch?v=hVvnuEVxvwQ" text:style-name="Internet_20_link" text:visited-style-name="Visited_20_Internet_20_Link">youtube</text:a><text:a xlink:type="simple" xlink:href="https://www.youtube.com/watch?v=hVvnuEVxvwQ" text:style-name="Internet_20_link" text:visited-style-name="Visited_20_Internet_20_Link">.</text:a><text:a xlink:type="simple" xlink:href="https://www.youtube.com/watch?v=hVvnuEVxvwQ" text:style-name="Internet_20_link" text:visited-style-name="Visited_20_Internet_20_Link">com</text:a><text:a xlink:type="simple" xlink:href="https://www.youtube.com/watch?v=hVvnuEVxvwQ" text:style-name="Internet_20_link" text:visited-style-name="Visited_20_Internet_20_Link">/</text:a><text:a xlink:type="simple" xlink:href="https://www.youtube.com/watch?v=hVvnuEVxvwQ" text:style-name="Internet_20_link" text:visited-style-name="Visited_20_Internet_20_Link">watch</text:a><text:a xlink:type="simple" xlink:href="https://www.youtube.com/watch?v=hVvnuEVxvwQ" text:style-name="Internet_20_link" text:visited-style-name="Visited_20_Internet_20_Link">?</text:a><text:a xlink:type="simple" xlink:href="https://www.youtube.com/watch?v=hVvnuEVxvwQ" text:style-name="Internet_20_link" text:visited-style-name="Visited_20_Internet_20_Link">v</text:a><text:a xlink:type="simple" xlink:href="https://www.youtube.com/watch?v=hVvnuEVxvwQ" text:style-name="Internet_20_link" text:visited-style-name="Visited_20_Internet_20_Link">=</text:a><text:a xlink:type="simple" xlink:href="https://www.youtube.com/watch?v=hVvnuEVxvwQ" text:style-name="Internet_20_link" text:visited-style-name="Visited_20_Internet_20_Link">hVvnuEVxvwQ</text:a> </text:p>
      <text:p text:style-name="P2">[CIOM]</text:p>
      <text:p text:style-name="P2">Oto prezentujemy wam kawałek, który zabrał sporej części redakcji zdecydowanie za dużo czasu [Umrzyjcie za to – Gandzia]. Konwencja opierająca się na pojedynczych dźwiękach bądź krótkich sekwencjach przypisanych do danego kucyka (tutaj w formie słodziasznych kuleczek!) wypadła wręcz urzekająco. A jakie to chwytliwe! Razem z Gandzią, Dolarem i paroma innymi osobami zachwycaliśmy się tym do obrzydzenia. I wam tego życzę!</text:p>
      <text:p text:style-name="P2"/>
      <text:p text:style-name="P2">34. K: Radiarc – Frost</text:p>
      <text:p text:style-name="P2"><text:a xlink:type="simple" xlink:href="https://www.youtube.com/watch?v=ETOPsMFnX0c" text:style-name="Internet_20_link" text:visited-style-name="Visited_20_Internet_20_Link">https</text:a><text:a xlink:type="simple" xlink:href="https://www.youtube.com/watch?v=ETOPsMFnX0c" text:style-name="Internet_20_link" text:visited-style-name="Visited_20_Internet_20_Link">://</text:a><text:a xlink:type="simple" xlink:href="https://www.youtube.com/watch?v=ETOPsMFnX0c" text:style-name="Internet_20_link" text:visited-style-name="Visited_20_Internet_20_Link">www</text:a><text:a xlink:type="simple" xlink:href="https://www.youtube.com/watch?v=ETOPsMFnX0c" text:style-name="Internet_20_link" text:visited-style-name="Visited_20_Internet_20_Link">.</text:a><text:a xlink:type="simple" xlink:href="https://www.youtube.com/watch?v=ETOPsMFnX0c" text:style-name="Internet_20_link" text:visited-style-name="Visited_20_Internet_20_Link">youtube</text:a><text:a xlink:type="simple" xlink:href="https://www.youtube.com/watch?v=ETOPsMFnX0c" text:style-name="Internet_20_link" text:visited-style-name="Visited_20_Internet_20_Link">.</text:a><text:a xlink:type="simple" xlink:href="https://www.youtube.com/watch?v=ETOPsMFnX0c" text:style-name="Internet_20_link" text:visited-style-name="Visited_20_Internet_20_Link">com</text:a><text:a xlink:type="simple" xlink:href="https://www.youtube.com/watch?v=ETOPsMFnX0c" text:style-name="Internet_20_link" text:visited-style-name="Visited_20_Internet_20_Link">/</text:a><text:a xlink:type="simple" xlink:href="https://www.youtube.com/watch?v=ETOPsMFnX0c" text:style-name="Internet_20_link" text:visited-style-name="Visited_20_Internet_20_Link">watch</text:a><text:a xlink:type="simple" xlink:href="https://www.youtube.com/watch?v=ETOPsMFnX0c" text:style-name="Internet_20_link" text:visited-style-name="Visited_20_Internet_20_Link">?</text:a><text:a xlink:type="simple" xlink:href="https://www.youtube.com/watch?v=ETOPsMFnX0c" text:style-name="Internet_20_link" text:visited-style-name="Visited_20_Internet_20_Link">v</text:a><text:a xlink:type="simple" xlink:href="https://www.youtube.com/watch?v=ETOPsMFnX0c" text:style-name="Internet_20_link" text:visited-style-name="Visited_20_Internet_20_Link">=</text:a><text:a xlink:type="simple" xlink:href="https://www.youtube.com/watch?v=ETOPsMFnX0c" text:style-name="Internet_20_link" text:visited-style-name="Visited_20_Internet_20_Link">ETOPsMFnX</text:a><text:a xlink:type="simple" xlink:href="https://www.youtube.com/watch?v=ETOPsMFnX0c" text:style-name="Internet_20_link" text:visited-style-name="Visited_20_Internet_20_Link">0</text:a><text:a xlink:type="simple" xlink:href="https://www.youtube.com/watch?v=ETOPsMFnX0c" text:style-name="Internet_20_link" text:visited-style-name="Visited_20_Internet_20_Link">c</text:a> </text:p>
      <text:p text:style-name="P2">[Instrumental][Orchestral]</text:p>
      <text:p text:style-name="P2">“Frost” naprawdę przypomina mi motywy główne z poziomów lodowych w Crocu. A co poza tym? Coś, co lubię sobie wyobrażać jako “subtelne nawiązanie do świątecznej gorączki”. Nie ma tu właściwie niczego poza delikatnymi pociągnięciami smyczka o struny skrzypiec, czegoś na kształt dzwonków i – od czasu do czasu – fletu.</text:p>
      <text:p text:style-name="P2"/>
      <text:p text:style-name="P2"/>
      <text:p text:style-name="P2">35. I: General Mumble – That Box</text:p>
      <text:p text:style-name="P2"><text:a xlink:type="simple" xlink:href="https://www.youtube.com/watch?v=J1H_33MEWLQ&amp;list=UU2d5oXT7RMgyMIcw-3e43aQ&amp;index=29" text:style-name="Internet_20_link" text:visited-style-name="Visited_20_Internet_20_Link">https</text:a><text:a xlink:type="simple" xlink:href="https://www.youtube.com/watch?v=J1H_33MEWLQ&amp;list=UU2d5oXT7RMgyMIcw-3e43aQ&amp;index=29" text:style-name="Internet_20_link" text:visited-style-name="Visited_20_Internet_20_Link">://</text:a><text:a xlink:type="simple" xlink:href="https://www.youtube.com/watch?v=J1H_33MEWLQ&amp;list=UU2d5oXT7RMgyMIcw-3e43aQ&amp;index=29" text:style-name="Internet_20_link" text:visited-style-name="Visited_20_Internet_20_Link">www</text:a><text:a xlink:type="simple" xlink:href="https://www.youtube.com/watch?v=J1H_33MEWLQ&amp;list=UU2d5oXT7RMgyMIcw-3e43aQ&amp;index=29" text:style-name="Internet_20_link" text:visited-style-name="Visited_20_Internet_20_Link">.</text:a><text:a xlink:type="simple" xlink:href="https://www.youtube.com/watch?v=J1H_33MEWLQ&amp;list=UU2d5oXT7RMgyMIcw-3e43aQ&amp;index=29" text:style-name="Internet_20_link" text:visited-style-name="Visited_20_Internet_20_Link">youtube</text:a><text:a xlink:type="simple" xlink:href="https://www.youtube.com/watch?v=J1H_33MEWLQ&amp;list=UU2d5oXT7RMgyMIcw-3e43aQ&amp;index=29" text:style-name="Internet_20_link" text:visited-style-name="Visited_20_Internet_20_Link">.</text:a><text:a xlink:type="simple" xlink:href="https://www.youtube.com/watch?v=J1H_33MEWLQ&amp;list=UU2d5oXT7RMgyMIcw-3e43aQ&amp;index=29" text:style-name="Internet_20_link" text:visited-style-name="Visited_20_Internet_20_Link">com</text:a><text:a xlink:type="simple" xlink:href="https://www.youtube.com/watch?v=J1H_33MEWLQ&amp;list=UU2d5oXT7RMgyMIcw-3e43aQ&amp;index=29" text:style-name="Internet_20_link" text:visited-style-name="Visited_20_Internet_20_Link">/</text:a><text:a xlink:type="simple" xlink:href="https://www.youtube.com/watch?v=J1H_33MEWLQ&amp;list=UU2d5oXT7RMgyMIcw-3e43aQ&amp;index=29" text:style-name="Internet_20_link" text:visited-style-name="Visited_20_Internet_20_Link">watch</text:a><text:a xlink:type="simple" xlink:href="https://www.youtube.com/watch?v=J1H_33MEWLQ&amp;list=UU2d5oXT7RMgyMIcw-3e43aQ&amp;index=29" text:style-name="Internet_20_link" text:visited-style-name="Visited_20_Internet_20_Link">?</text:a><text:a xlink:type="simple" xlink:href="https://www.youtube.com/watch?v=J1H_33MEWLQ&amp;list=UU2d5oXT7RMgyMIcw-3e43aQ&amp;index=29" text:style-name="Internet_20_link" text:visited-style-name="Visited_20_Internet_20_Link">v</text:a><text:a xlink:type="simple" xlink:href="https://www.youtube.com/watch?v=J1H_33MEWLQ&amp;list=UU2d5oXT7RMgyMIcw-3e43aQ&amp;index=29" text:style-name="Internet_20_link" text:visited-style-name="Visited_20_Internet_20_Link">=</text:a><text:a xlink:type="simple" xlink:href="https://www.youtube.com/watch?v=J1H_33MEWLQ&amp;list=UU2d5oXT7RMgyMIcw-3e43aQ&amp;index=29" text:style-name="Internet_20_link" text:visited-style-name="Visited_20_Internet_20_Link">J</text:a><text:a xlink:type="simple" xlink:href="https://www.youtube.com/watch?v=J1H_33MEWLQ&amp;list=UU2d5oXT7RMgyMIcw-3e43aQ&amp;index=29" text:style-name="Internet_20_link" text:visited-style-name="Visited_20_Internet_20_Link">1</text:a><text:a xlink:type="simple" xlink:href="https://www.youtube.com/watch?v=J1H_33MEWLQ&amp;list=UU2d5oXT7RMgyMIcw-3e43aQ&amp;index=29" text:style-name="Internet_20_link" text:visited-style-name="Visited_20_Internet_20_Link">H</text:a><text:a xlink:type="simple" xlink:href="https://www.youtube.com/watch?v=J1H_33MEWLQ&amp;list=UU2d5oXT7RMgyMIcw-3e43aQ&amp;index=29" text:style-name="Internet_20_link" text:visited-style-name="Visited_20_Internet_20_Link">_33</text:a><text:a xlink:type="simple" xlink:href="https://www.youtube.com/watch?v=J1H_33MEWLQ&amp;list=UU2d5oXT7RMgyMIcw-3e43aQ&amp;index=29" text:style-name="Internet_20_link" text:visited-style-name="Visited_20_Internet_20_Link">MEWLQ</text:a><text:a xlink:type="simple" xlink:href="https://www.youtube.com/watch?v=J1H_33MEWLQ&amp;list=UU2d5oXT7RMgyMIcw-3e43aQ&amp;index=29" text:style-name="Internet_20_link" text:visited-style-name="Visited_20_Internet_20_Link">&amp;</text:a><text:a xlink:type="simple" xlink:href="https://www.youtube.com/watch?v=J1H_33MEWLQ&amp;list=UU2d5oXT7RMgyMIcw-3e43aQ&amp;index=29" text:style-name="Internet_20_link" text:visited-style-name="Visited_20_Internet_20_Link">list</text:a><text:a xlink:type="simple" xlink:href="https://www.youtube.com/watch?v=J1H_33MEWLQ&amp;list=UU2d5oXT7RMgyMIcw-3e43aQ&amp;index=29" text:style-name="Internet_20_link" text:visited-style-name="Visited_20_Internet_20_Link">=</text:a><text:a xlink:type="simple" xlink:href="https://www.youtube.com/watch?v=J1H_33MEWLQ&amp;list=UU2d5oXT7RMgyMIcw-3e43aQ&amp;index=29" text:style-name="Internet_20_link" text:visited-style-name="Visited_20_Internet_20_Link">UU</text:a><text:a xlink:type="simple" xlink:href="https://www.youtube.com/watch?v=J1H_33MEWLQ&amp;list=UU2d5oXT7RMgyMIcw-3e43aQ&amp;index=29" text:style-name="Internet_20_link" text:visited-style-name="Visited_20_Internet_20_Link">2</text:a><text:a xlink:type="simple" xlink:href="https://www.youtube.com/watch?v=J1H_33MEWLQ&amp;list=UU2d5oXT7RMgyMIcw-3e43aQ&amp;index=29" text:style-name="Internet_20_link" text:visited-style-name="Visited_20_Internet_20_Link">d</text:a><text:a xlink:type="simple" xlink:href="https://www.youtube.com/watch?v=J1H_33MEWLQ&amp;list=UU2d5oXT7RMgyMIcw-3e43aQ&amp;index=29" text:style-name="Internet_20_link" text:visited-style-name="Visited_20_Internet_20_Link">5</text:a><text:a xlink:type="simple" xlink:href="https://www.youtube.com/watch?v=J1H_33MEWLQ&amp;list=UU2d5oXT7RMgyMIcw-3e43aQ&amp;index=29" text:style-name="Internet_20_link" text:visited-style-name="Visited_20_Internet_20_Link">oXT</text:a><text:a xlink:type="simple" xlink:href="https://www.youtube.com/watch?v=J1H_33MEWLQ&amp;list=UU2d5oXT7RMgyMIcw-3e43aQ&amp;index=29" text:style-name="Internet_20_link" text:visited-style-name="Visited_20_Internet_20_Link">7</text:a><text:a xlink:type="simple" xlink:href="https://www.youtube.com/watch?v=J1H_33MEWLQ&amp;list=UU2d5oXT7RMgyMIcw-3e43aQ&amp;index=29" text:style-name="Internet_20_link" text:visited-style-name="Visited_20_Internet_20_Link">RMgyMIcw</text:a><text:a xlink:type="simple" xlink:href="https://www.youtube.com/watch?v=J1H_33MEWLQ&amp;list=UU2d5oXT7RMgyMIcw-3e43aQ&amp;index=29" text:style-name="Internet_20_link" text:visited-style-name="Visited_20_Internet_20_Link">-3</text:a><text:a xlink:type="simple" xlink:href="https://www.youtube.com/watch?v=J1H_33MEWLQ&amp;list=UU2d5oXT7RMgyMIcw-3e43aQ&amp;index=29" text:style-name="Internet_20_link" text:visited-style-name="Visited_20_Internet_20_Link">e</text:a><text:a xlink:type="simple" xlink:href="https://www.youtube.com/watch?v=J1H_33MEWLQ&amp;list=UU2d5oXT7RMgyMIcw-3e43aQ&amp;index=29" text:style-name="Internet_20_link" text:visited-style-name="Visited_20_Internet_20_Link">43</text:a><text:a xlink:type="simple" xlink:href="https://www.youtube.com/watch?v=J1H_33MEWLQ&amp;list=UU2d5oXT7RMgyMIcw-3e43aQ&amp;index=29" text:style-name="Internet_20_link" text:visited-style-name="Visited_20_Internet_20_Link">aQ</text:a></text:p>
      <text:p text:style-name="P2">[Progressive house][Yes itz a wubz]</text:p>
      <text:p text:style-name="P2">Prawdopodobnie utwór nie ma zbyt wiele wspólnego z kucykami, ale motyw pudełka i fanatyczne oddawanie czci kucykom przez autora pozwala nam na umieszczenie go w tym przeglądzie. Sam kawałek skupia się na emitowaniu ciężkiego, niskiego bassu, podkreślanego mocną, house’ową pętlą perkusyjną.</text:p>
      <text:p text:style-name="P2"/>
      <text:p text:style-name="P2">36. K: Black Gryph0n &amp; Baasik – Tell Me</text:p>
      <text:p text:style-name="P2">[Vocal]</text:p>
      <text:p text:style-name="P2"><text:a xlink:type="simple" xlink:href="https://www.youtube.com/watch?v=-hZY8ibqKyA" text:style-name="Internet_20_link" text:visited-style-name="Visited_20_Internet_20_Link">https</text:a><text:a xlink:type="simple" xlink:href="https://www.youtube.com/watch?v=-hZY8ibqKyA" text:style-name="Internet_20_link" text:visited-style-name="Visited_20_Internet_20_Link">://</text:a><text:a xlink:type="simple" xlink:href="https://www.youtube.com/watch?v=-hZY8ibqKyA" text:style-name="Internet_20_link" text:visited-style-name="Visited_20_Internet_20_Link">www</text:a><text:a xlink:type="simple" xlink:href="https://www.youtube.com/watch?v=-hZY8ibqKyA" text:style-name="Internet_20_link" text:visited-style-name="Visited_20_Internet_20_Link">.</text:a><text:a xlink:type="simple" xlink:href="https://www.youtube.com/watch?v=-hZY8ibqKyA" text:style-name="Internet_20_link" text:visited-style-name="Visited_20_Internet_20_Link">youtube</text:a><text:a xlink:type="simple" xlink:href="https://www.youtube.com/watch?v=-hZY8ibqKyA" text:style-name="Internet_20_link" text:visited-style-name="Visited_20_Internet_20_Link">.</text:a><text:a xlink:type="simple" xlink:href="https://www.youtube.com/watch?v=-hZY8ibqKyA" text:style-name="Internet_20_link" text:visited-style-name="Visited_20_Internet_20_Link">com</text:a><text:a xlink:type="simple" xlink:href="https://www.youtube.com/watch?v=-hZY8ibqKyA" text:style-name="Internet_20_link" text:visited-style-name="Visited_20_Internet_20_Link">/</text:a><text:a xlink:type="simple" xlink:href="https://www.youtube.com/watch?v=-hZY8ibqKyA" text:style-name="Internet_20_link" text:visited-style-name="Visited_20_Internet_20_Link">watch</text:a><text:a xlink:type="simple" xlink:href="https://www.youtube.com/watch?v=-hZY8ibqKyA" text:style-name="Internet_20_link" text:visited-style-name="Visited_20_Internet_20_Link">?</text:a><text:a xlink:type="simple" xlink:href="https://www.youtube.com/watch?v=-hZY8ibqKyA" text:style-name="Internet_20_link" text:visited-style-name="Visited_20_Internet_20_Link">v</text:a><text:a xlink:type="simple" xlink:href="https://www.youtube.com/watch?v=-hZY8ibqKyA" text:style-name="Internet_20_link" text:visited-style-name="Visited_20_Internet_20_Link">=-</text:a><text:a xlink:type="simple" xlink:href="https://www.youtube.com/watch?v=-hZY8ibqKyA" text:style-name="Internet_20_link" text:visited-style-name="Visited_20_Internet_20_Link">hZY</text:a><text:a xlink:type="simple" xlink:href="https://www.youtube.com/watch?v=-hZY8ibqKyA" text:style-name="Internet_20_link" text:visited-style-name="Visited_20_Internet_20_Link">8</text:a><text:a xlink:type="simple" xlink:href="https://www.youtube.com/watch?v=-hZY8ibqKyA" text:style-name="Internet_20_link" text:visited-style-name="Visited_20_Internet_20_Link">ibqKyA</text:a></text:p>
      <text:p text:style-name="P2"><text:soft-page-break/>Z natury kawałki wokalne skupiają się na tekście, bo na czym by innym? W tym wypadku nacisk położony jest na refren, który strasznie mocno wpada w ucho (nie zdziwię się, jeśli będzie mi się dzisiaj śnił…)</text:p>
      <text:p text:style-name="P2"/>
      <text:p text:style-name="P2">37. I: The Blues Bronies – Breakfast in Bed</text:p>
      <text:p text:style-name="P2"><text:a xlink:type="simple" xlink:href="https://www.youtube.com/watch?v=oJxZaIbmpFw" text:style-name="Internet_20_link" text:visited-style-name="Visited_20_Internet_20_Link">https</text:a><text:a xlink:type="simple" xlink:href="https://www.youtube.com/watch?v=oJxZaIbmpFw" text:style-name="Internet_20_link" text:visited-style-name="Visited_20_Internet_20_Link">://</text:a><text:a xlink:type="simple" xlink:href="https://www.youtube.com/watch?v=oJxZaIbmpFw" text:style-name="Internet_20_link" text:visited-style-name="Visited_20_Internet_20_Link">www</text:a><text:a xlink:type="simple" xlink:href="https://www.youtube.com/watch?v=oJxZaIbmpFw" text:style-name="Internet_20_link" text:visited-style-name="Visited_20_Internet_20_Link">.</text:a><text:a xlink:type="simple" xlink:href="https://www.youtube.com/watch?v=oJxZaIbmpFw" text:style-name="Internet_20_link" text:visited-style-name="Visited_20_Internet_20_Link">youtube</text:a><text:a xlink:type="simple" xlink:href="https://www.youtube.com/watch?v=oJxZaIbmpFw" text:style-name="Internet_20_link" text:visited-style-name="Visited_20_Internet_20_Link">.</text:a><text:a xlink:type="simple" xlink:href="https://www.youtube.com/watch?v=oJxZaIbmpFw" text:style-name="Internet_20_link" text:visited-style-name="Visited_20_Internet_20_Link">com</text:a><text:a xlink:type="simple" xlink:href="https://www.youtube.com/watch?v=oJxZaIbmpFw" text:style-name="Internet_20_link" text:visited-style-name="Visited_20_Internet_20_Link">/</text:a><text:a xlink:type="simple" xlink:href="https://www.youtube.com/watch?v=oJxZaIbmpFw" text:style-name="Internet_20_link" text:visited-style-name="Visited_20_Internet_20_Link">watch</text:a><text:a xlink:type="simple" xlink:href="https://www.youtube.com/watch?v=oJxZaIbmpFw" text:style-name="Internet_20_link" text:visited-style-name="Visited_20_Internet_20_Link">?</text:a><text:a xlink:type="simple" xlink:href="https://www.youtube.com/watch?v=oJxZaIbmpFw" text:style-name="Internet_20_link" text:visited-style-name="Visited_20_Internet_20_Link">v</text:a><text:a xlink:type="simple" xlink:href="https://www.youtube.com/watch?v=oJxZaIbmpFw" text:style-name="Internet_20_link" text:visited-style-name="Visited_20_Internet_20_Link">=</text:a><text:a xlink:type="simple" xlink:href="https://www.youtube.com/watch?v=oJxZaIbmpFw" text:style-name="Internet_20_link" text:visited-style-name="Visited_20_Internet_20_Link">oJxZaIbmpFw</text:a></text:p>
      <text:p text:style-name="P2">[Blues-Jazz-Rock][kto się przejmuje tagami?]</text:p>
      <text:p text:style-name="P2">Wytwór pracy wspólnej Freewave i Juliana Moona, który wręcz ocieka brzmieniem znanym fanom Blues Brothers. Mimo że w przeciwieństwie do części kolegów redakcyjnych kolegów (“Prawdziwi faceci lubią shippingi” ~ Dolar84) nie przepadam za romansami, tutaj ta tematyka jest po prostu perfekcyjna, a dzięki wspaniałemu podkładowi i wokalom trudno wyrzucić tę nutę z głow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1-03T23:54:30.813000000</dc:date>
    <meta:editing-duration>PT1H21M19S</meta:editing-duration>
    <meta:document-statistic meta:table-count="0" meta:image-count="0" meta:object-count="0" meta:page-count="7" meta:paragraph-count="149" meta:word-count="1677" meta:character-count="12888" meta:non-whitespace-character-count="11275"/>
  </office:meta>
</office:document-meta>
</file>